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top="thin solid #000000" fo:border-bottom="none" fo:border-left="none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CCFFFF"/>
    </style:style>
    <style:style style:name="ce8" style:family="table-cell" style:parent-style-name="Default" style:data-style-name="N2">
      <style:table-cell-properties fo:border-top="none" fo:border-bottom="thin solid #000000" fo:border-left="none" fo:border-right="thin solid #000000" style:vertical-align="middle" fo:background-color="#CCFFFF"/>
    </style:style>
    <style:style style:name="ce9" style:family="table-cell" style:parent-style-name="Default" style:data-style-name="N19">
      <style:table-cell-properties fo:border-top="none" fo:border-bottom="thin solid #000000" fo:border-left="none" fo:border-right="thin solid #000000" style:vertical-align="middle" fo:wrap-option="wrap" style:cell-protect="non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none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13" style:family="table-cell" style:parent-style-name="Default" style:data-style-name="N2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</style:style>
    <style:style style:name="ce14" style:family="table-cell" style:parent-style-name="Default" style:data-style-name="N2">
      <style:table-cell-properties fo:border="thin solid #000000" style:vertical-align="middle" fo:background-color="#FFFF99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none" style:repeat-content="false"/>
      <style:paragraph-properties fo:text-align="center"/>
    </style:style>
    <style:style style:name="ce17" style:family="table-cell" style:parent-style-name="Default" style:data-style-name="N19">
      <style:table-cell-properties fo:border-top="none" fo:border-bottom="thin solid #000000" fo:border-left="none" fo:border-right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middle"/>
    </style:style>
    <style:style style:name="ce19" style:family="table-cell" style:parent-style-name="Default" style:data-style-name="N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2">
      <style:table-cell-properties style:vertical-align="middle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9CC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2">
      <style:table-cell-properties fo:border="thin solid #000000" style:vertical-align="middle" fo:background-color="#CC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ext-properties fo:font-size="16pt" style:font-size-asian="16pt" style:font-size-complex="16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38">
      <style:table-cell-properties fo:border="thin solid #000000" style:vertical-align="to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wrap-option="wrap"/>
    </style:style>
    <style:style style:name="ce40" style:family="table-cell" style:parent-style-name="Default" style:data-style-name="N0">
      <style:table-cell-properties fo:border="thin solid #000000"/>
    </style:style>
    <style:style style:name="ce4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0">
      <style:table-cell-properties fo:border="thin solid #000000" fo:background-color="transparent"/>
    </style:style>
    <style:style style:name="ce47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1" style:family="table-cell" style:parent-style-name="Default" style:data-style-name="N2"/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0.611041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11.985625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9.49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8.25pt" style:use-optimal-row-height="false" fo:break-before="auto"/>
    </style:style>
    <style:style style:name="ro7" style:family="table-row">
      <style:table-row-properties style:row-height="70.5pt" style:use-optimal-row-height="fals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92.2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egleitprotokoll" table:style-name="ta1">
        <table:table-column table:style-name="co1" table:default-cell-style-name="ce20"/>
        <table:table-column table:style-name="co2" table:default-cell-style-name="ce2"/>
        <table:table-column table:style-name="co3" table:default-cell-style-name="ce2"/>
        <table:table-column table:style-name="co4" table:default-cell-style-name="ce21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0"/>
        <table:table-column table:style-name="co2" table:number-columns-repeated="56" table:default-cell-style-name="ce2"/>
        <table:table-column table:style-name="co2" table:number-columns-repeated="960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Name:</text:p>
          </table:table-cell>
          <table:covered-table-cell table:number-columns-repeated="2"/>
          <table:table-cell office:value-type="string" table:number-columns-spanned="5" table:number-rows-spanned="1" table:style-name="ce23">
            <text:p>Clemens Pruggmayer</text:p>
          </table:table-cell>
          <table:covered-table-cell table:number-columns-repeated="4"/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string" table:number-columns-spanned="4" table:number-rows-spanned="1" table:style-name="ce24">
            <text:p>Summe:</text:p>
          </table:table-cell>
          <table:covered-table-cell table:number-columns-repeated="3"/>
          <table:table-cell office:value-type="float" office:value="24.409999999999997" table:formula="of:=SUM([.E5:.E203])" table:style-name="ce3">
            <text:p>24,41</text:p>
          </table:table-cell>
          <table:table-cell office:value-type="float" office:value="114.4233333333333" table:formula="of:=SUM([.F5:.F203])" table:style-name="ce3">
            <text:p>114,42</text:p>
          </table:table-cell>
          <table:table-cell office:value-type="float" office:value="138.83333333333334" table:formula="of:=SUM([.G5:.G203])" table:style-name="ce4">
            <text:p>138,83</text:p>
          </table:table-cell>
          <table:table-cell table:style-name="ce5"/>
          <table:table-cell table:number-columns-repeated="56" table:style-name="ce2"/>
          <table:table-cell table:number-columns-repeated="16320" table:style-name="ce1"/>
        </table:table-row>
        <table:table-row table:style-name="ro2">
          <table:table-cell office:value-type="string" table:number-columns-spanned="1" table:number-rows-spanned="2" table:style-name="ce23">
            <text:p>Datum:</text:p>
          </table:table-cell>
          <table:table-cell office:value-type="string" table:number-columns-spanned="1" table:number-rows-spanned="2" table:style-name="ce25">
            <text:p>KW</text:p>
          </table:table-cell>
          <table:table-cell office:value-type="string" table:number-columns-spanned="2" table:number-rows-spanned="1" table:style-name="ce25">
            <text:p>Zeit</text:p>
          </table:table-cell>
          <table:covered-table-cell/>
          <table:table-cell office:value-type="string" table:number-columns-spanned="1" table:number-rows-spanned="2" table:style-name="ce26">
            <text:p><text:span text:style-name="T4">h</text:span><text:span text:style-name="T3"><text:s/>Schule:</text:span></text:p>
          </table:table-cell>
          <table:table-cell office:value-type="string" table:number-columns-spanned="1" table:number-rows-spanned="2" table:style-name="ce27">
            <text:p><text:span text:style-name="T4">h</text:span><text:span text:style-name="T3"><text:s/>Freizeit:</text:span></text:p>
          </table:table-cell>
          <table:table-cell office:value-type="string" table:number-columns-spanned="1" table:number-rows-spanned="2" table:style-name="ce27">
            <text:p><text:span text:style-name="T4">h</text:span><text:span text:style-name="T3"><text:s/>Gesamt:</text:span></text:p>
          </table:table-cell>
          <table:table-cell office:value-type="string" table:number-columns-spanned="1" table:number-rows-spanned="2" table:style-name="ce27">
            <text:p>Tätigkeit</text:p>
          </table:table-cell>
          <table:table-cell table:number-columns-repeated="56" table:style-name="ce2"/>
          <table:table-cell table:number-columns-repeated="170" table:style-name="ce1"/>
          <table:table-cell table:number-columns-repeated="16150" table:style-name="ce6"/>
        </table:table-row>
        <table:table-row table:style-name="ro1">
          <table:covered-table-cell/>
          <table:covered-table-cell/>
          <table:table-cell office:value-type="string" table:style-name="ce7">
            <text:p>von</text:p>
          </table:table-cell>
          <table:table-cell office:value-type="string" table:style-name="ce8">
            <text:p>bis</text:p>
          </table:table-cell>
          <table:covered-table-cell/>
          <table:covered-table-cell/>
          <table:covered-table-cell/>
          <table:covered-table-cell/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4-29T00:00:00" table:style-name="ce9">
            <text:p>29.04.2020</text:p>
          </table:table-cell>
          <table:table-cell office:value-type="float" office:value="18" table:formula="of:=TRUNC(([.A5]-DATE(YEAR([.A5]+3-MOD([.A5]-2;7));1;MOD([.A5]-2;7)-9))/7)" table:style-name="ce10">
            <text:p>18</text:p>
          </table:table-cell>
          <table:table-cell office:value-type="time" office:time-value="PT13H30M0S" table:style-name="ce11">
            <text:p>13:30</text:p>
          </table:table-cell>
          <table:table-cell office:value-type="time" office:time-value="PT18H0M0S" table:style-name="ce12">
            <text:p>18:00</text:p>
          </table:table-cell>
          <table:table-cell office:value-type="float" office:value="0" table:style-name="ce13">
            <text:p>0,00</text:p>
          </table:table-cell>
          <table:table-cell office:value-type="float" office:value="4.5" table:formula="of:=[.G5]-[.E5]" table:style-name="ce14">
            <text:p>4,50</text:p>
          </table:table-cell>
          <table:table-cell office:value-type="float" office:value="4.5" table:formula="of:=HOUR([.$D5]-[.$C5])+MINUTE([.$D5]-[.$C5])/60" table:style-name="ce13">
            <text:p>4,50</text:p>
          </table:table-cell>
          <table:table-cell office:value-type="string" table:style-name="ce15">
            <text:p>Beginn QR to CMD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01T00:00:00" table:style-name="ce17">
            <text:p>01.05.2020</text:p>
          </table:table-cell>
          <table:table-cell office:value-type="float" office:value="18" table:formula="of:=TRUNC(([.A6]-DATE(YEAR([.A6]+3-MOD([.A6]-2;7));1;MOD([.A6]-2;7)-9))/7)" table:style-name="ce10">
            <text:p>18</text:p>
          </table:table-cell>
          <table:table-cell office:value-type="time" office:time-value="PT13H0M0S" table:style-name="ce11">
            <text:p>13:00</text:p>
          </table:table-cell>
          <table:table-cell office:value-type="time" office:time-value="PT15H0M0S" table:style-name="ce12">
            <text:p>15:00</text:p>
          </table:table-cell>
          <table:table-cell office:value-type="float" office:value="0" table:style-name="ce14">
            <text:p>0,00</text:p>
          </table:table-cell>
          <table:table-cell office:value-type="float" office:value="2" table:formula="of:=[.G6]-[.E6]" table:style-name="ce14">
            <text:p>2,00</text:p>
          </table:table-cell>
          <table:table-cell office:value-type="float" office:value="2" table:formula="of:=HOUR([.$D6]-[.$C6])+MINUTE([.$D6]-[.$C6])/60" table:style-name="ce13">
            <text:p>2,00</text:p>
          </table:table-cell>
          <table:table-cell office:value-type="string" table:style-name="ce15">
            <text:p>QR Code Generator um parametereingabe erweitert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03T00:00:00" table:style-name="ce17">
            <text:p>03.05.2020</text:p>
          </table:table-cell>
          <table:table-cell office:value-type="float" office:value="18" table:formula="of:=TRUNC(([.A7]-DATE(YEAR([.A7]+3-MOD([.A7]-2;7));1;MOD([.A7]-2;7)-9))/7)" table:style-name="ce10">
            <text:p>18</text:p>
          </table:table-cell>
          <table:table-cell office:value-type="time" office:time-value="PT13H0M0S" table:style-name="ce11">
            <text:p>13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7]-[.E7]" table:style-name="ce14">
            <text:p>3,00</text:p>
          </table:table-cell>
          <table:table-cell office:value-type="float" office:value="3" table:formula="of:=HOUR([.$D7]-[.$C7])+MINUTE([.$D7]-[.$C7])/60" table:style-name="ce13">
            <text:p>3,00</text:p>
          </table:table-cell>
          <table:table-cell office:value-type="string" table:style-name="ce15">
            <text:p>QR Code um skalieroption erweitert</text:p>
          </table:table-cell>
          <table:table-cell table:number-columns-repeated="12" table:style-name="ce2"/>
          <table:table-cell office:value-type="time" office:time-value="PT16H0M0S" table:style-name="ce18">
            <text:p>16:00</text:p>
          </table:table-cell>
          <table:table-cell table:number-columns-repeated="43" table:style-name="ce2"/>
          <table:table-cell table:number-columns-repeated="16320" table:style-name="ce1"/>
        </table:table-row>
        <table:table-row table:style-name="ro1">
          <table:table-cell office:value-type="date" office:date-value="2020-05-05T00:00:00" table:style-name="ce9">
            <text:p>05.05.2020</text:p>
          </table:table-cell>
          <table:table-cell office:value-type="float" office:value="19" table:formula="of:=TRUNC(([.A8]-DATE(YEAR([.A8]+3-MOD([.A8]-2;7));1;MOD([.A8]-2;7)-9))/7)" table:style-name="ce10">
            <text:p>19</text:p>
          </table:table-cell>
          <table:table-cell office:value-type="time" office:time-value="PT9H30M0S" table:style-name="ce11">
            <text:p>9:30</text:p>
          </table:table-cell>
          <table:table-cell office:value-type="time" office:time-value="PT11H30M0S" table:style-name="ce12">
            <text:p>11:30</text:p>
          </table:table-cell>
          <table:table-cell office:value-type="float" office:value="0" table:style-name="ce14">
            <text:p>0,00</text:p>
          </table:table-cell>
          <table:table-cell office:value-type="float" office:value="2" table:formula="of:=[.G8]-[.E8]" table:style-name="ce14">
            <text:p>2,00</text:p>
          </table:table-cell>
          <table:table-cell office:value-type="float" office:value="2" table:formula="of:=HOUR([.$D8]-[.$C8])+MINUTE([.$D8]-[.$C8])/60" table:style-name="ce13">
            <text:p>2,00</text:p>
          </table:table-cell>
          <table:table-cell office:value-type="string" table:style-name="ce15">
            <text:p>QR Code Skalierbuffer von stack in Heap verlegt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20T00:00:00" table:style-name="ce17">
            <text:p>20.05.2020</text:p>
          </table:table-cell>
          <table:table-cell office:value-type="float" office:value="21" table:formula="of:=TRUNC(([.A9]-DATE(YEAR([.A9]+3-MOD([.A9]-2;7));1;MOD([.A9]-2;7)-9))/7)" table:style-name="ce10">
            <text:p>21</text:p>
          </table:table-cell>
          <table:table-cell office:value-type="time" office:time-value="PT15H0M0S" table:style-name="ce11">
            <text:p>15:00</text:p>
          </table:table-cell>
          <table:table-cell office:value-type="time" office:time-value="PT18H0M0S" table:style-name="ce12">
            <text:p>18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9]-[.E9]" table:style-name="ce14">
            <text:p>3,00</text:p>
          </table:table-cell>
          <table:table-cell office:value-type="float" office:value="3" table:formula="of:=HOUR([.$D9]-[.$C9])+MINUTE([.$D9]-[.$C9])/60" table:style-name="ce13">
            <text:p>3,00</text:p>
          </table:table-cell>
          <table:table-cell office:value-type="string" table:style-name="ce15">
            <text:p>TCP_lib für IPv4 Implementiert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21T00:00:00" table:style-name="ce17">
            <text:p>21.05.2020</text:p>
          </table:table-cell>
          <table:table-cell office:value-type="float" office:value="21" table:formula="of:=TRUNC(([.A10]-DATE(YEAR([.A10]+3-MOD([.A10]-2;7));1;MOD([.A10]-2;7)-9))/7)" table:style-name="ce10">
            <text:p>21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5H0M0S" table:style-name="ce12">
            <text:p>15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10]-[.E10]" table:style-name="ce14">
            <text:p>3,00</text:p>
          </table:table-cell>
          <table:table-cell office:value-type="float" office:value="3" table:formula="of:=HOUR([.$D10]-[.$C10])+MINUTE([.$D10]-[.$C10])/60" table:style-name="ce13">
            <text:p>3,00</text:p>
          </table:table-cell>
          <table:table-cell office:value-type="string" table:style-name="ce15">
            <text:p>TCP lib ereitert und Fehler behoben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22T00:00:00" table:style-name="ce17">
            <text:p>22.05.2020</text:p>
          </table:table-cell>
          <table:table-cell office:value-type="float" office:value="21" table:formula="of:=TRUNC(([.A11]-DATE(YEAR([.A11]+3-MOD([.A11]-2;7));1;MOD([.A11]-2;7)-9))/7)" table:style-name="ce10">
            <text:p>21</text:p>
          </table:table-cell>
          <table:table-cell office:value-type="time" office:time-value="PT13H0M0S" table:style-name="ce11">
            <text:p>13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11]-[.E11]" table:style-name="ce14">
            <text:p>3,00</text:p>
          </table:table-cell>
          <table:table-cell office:value-type="float" office:value="3" table:formula="of:=HOUR([.$D11]-[.$C11])+MINUTE([.$D11]-[.$C11])/60" table:style-name="ce13">
            <text:p>3,00</text:p>
          </table:table-cell>
          <table:table-cell office:value-type="string" table:style-name="ce15">
            <text:p>TCP lib Fehlerbehebungen und Socket für IPv6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23T00:00:00" table:style-name="ce17">
            <text:p>23.05.2020</text:p>
          </table:table-cell>
          <table:table-cell office:value-type="float" office:value="21" table:formula="of:=TRUNC(([.A12]-DATE(YEAR([.A12]+3-MOD([.A12]-2;7));1;MOD([.A12]-2;7)-9))/7)" table:style-name="ce10">
            <text:p>21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7H0M0S" table:style-name="ce12">
            <text:p>17:00</text:p>
          </table:table-cell>
          <table:table-cell office:value-type="float" office:value="0" table:style-name="ce14">
            <text:p>0,00</text:p>
          </table:table-cell>
          <table:table-cell office:value-type="float" office:value="5" table:formula="of:=[.G12]-[.E12]" table:style-name="ce14">
            <text:p>5,00</text:p>
          </table:table-cell>
          <table:table-cell office:value-type="float" office:value="5" table:formula="of:=HOUR([.$D12]-[.$C12])+MINUTE([.$D12]-[.$C12])/60" table:style-name="ce13">
            <text:p>5,00</text:p>
          </table:table-cell>
          <table:table-cell office:value-type="string" table:style-name="ce15">
            <text:p>TCP Server für IPv6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5-24T00:00:00" table:style-name="ce17">
            <text:p>24.05.2020</text:p>
          </table:table-cell>
          <table:table-cell office:value-type="float" office:value="21" table:formula="of:=TRUNC(([.A13]-DATE(YEAR([.A13]+3-MOD([.A13]-2;7));1;MOD([.A13]-2;7)-9))/7)" table:style-name="ce10">
            <text:p>21</text:p>
          </table:table-cell>
          <table:table-cell office:value-type="time" office:time-value="PT9H0M0S" table:style-name="ce11">
            <text:p>9:00</text:p>
          </table:table-cell>
          <table:table-cell office:value-type="time" office:time-value="PT14H0M0S" table:style-name="ce12">
            <text:p>14:00</text:p>
          </table:table-cell>
          <table:table-cell office:value-type="float" office:value="0" table:style-name="ce14">
            <text:p>0,00</text:p>
          </table:table-cell>
          <table:table-cell office:value-type="float" office:value="5" table:formula="of:=[.G13]-[.E13]" table:style-name="ce14">
            <text:p>5,00</text:p>
          </table:table-cell>
          <table:table-cell office:value-type="float" office:value="5" table:formula="of:=HOUR([.$D13]-[.$C13])+MINUTE([.$D13]-[.$C13])/60" table:style-name="ce13">
            <text:p>5,00</text:p>
          </table:table-cell>
          <table:table-cell office:value-type="string" table:style-name="ce15">
            <text:p>TCP Client für IPv6 und Hostname resolve für IPv6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6-10T00:00:00" table:style-name="ce17">
            <text:p>10.06.2020</text:p>
          </table:table-cell>
          <table:table-cell office:value-type="float" office:value="24" table:formula="of:=TRUNC(([.A14]-DATE(YEAR([.A14]+3-MOD([.A14]-2;7));1;MOD([.A14]-2;7)-9))/7)" table:style-name="ce10">
            <text:p>24</text:p>
          </table:table-cell>
          <table:table-cell office:value-type="time" office:time-value="PT9H0M0S" table:style-name="ce11">
            <text:p>9:00</text:p>
          </table:table-cell>
          <table:table-cell office:value-type="time" office:time-value="PT18H0M0S" table:style-name="ce12">
            <text:p>18:00</text:p>
          </table:table-cell>
          <table:table-cell office:value-type="float" office:value="0" table:style-name="ce14">
            <text:p>0,00</text:p>
          </table:table-cell>
          <table:table-cell office:value-type="float" office:value="9" table:formula="of:=[.G14]-[.E14]" table:style-name="ce14">
            <text:p>9,00</text:p>
          </table:table-cell>
          <table:table-cell office:value-type="float" office:value="9" table:formula="of:=HOUR([.$D14]-[.$C14])+MINUTE([.$D14]-[.$C14])/60" table:style-name="ce13">
            <text:p>9,00</text:p>
          </table:table-cell>
          <table:table-cell office:value-type="string" table:style-name="ce15">
            <text:p>TCP lib in Socket lib umbenannt und UDP_client hinzugefügt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6-17T00:00:00" table:style-name="ce17">
            <text:p>17.06.2020</text:p>
          </table:table-cell>
          <table:table-cell office:value-type="float" office:value="25" table:formula="of:=TRUNC(([.A15]-DATE(YEAR([.A15]+3-MOD([.A15]-2;7));1;MOD([.A15]-2;7)-9))/7)" table:style-name="ce10">
            <text:p>25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3H0M0S" table:style-name="ce12">
            <text:p>13:00</text:p>
          </table:table-cell>
          <table:table-cell office:value-type="float" office:value="0" table:style-name="ce14">
            <text:p>0,00</text:p>
          </table:table-cell>
          <table:table-cell office:value-type="float" office:value="1" table:formula="of:=[.G15]-[.E15]" table:style-name="ce14">
            <text:p>1,00</text:p>
          </table:table-cell>
          <table:table-cell office:value-type="float" office:value="1" table:formula="of:=HOUR([.$D15]-[.$C15])+MINUTE([.$D15]-[.$C15])/60" table:style-name="ce13">
            <text:p>1,00</text:p>
          </table:table-cell>
          <table:table-cell office:value-type="string" table:style-name="ce15">
            <text:p>TCP lib move and swap functionality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6-18T00:00:00" table:style-name="ce17">
            <text:p>18.06.2020</text:p>
          </table:table-cell>
          <table:table-cell office:value-type="float" office:value="25" table:formula="of:=TRUNC(([.A16]-DATE(YEAR([.A16]+3-MOD([.A16]-2;7));1;MOD([.A16]-2;7)-9))/7)" table:style-name="ce10">
            <text:p>25</text:p>
          </table:table-cell>
          <table:table-cell office:value-type="time" office:time-value="PT16H0M0S" table:style-name="ce11">
            <text:p>16:00</text:p>
          </table:table-cell>
          <table:table-cell office:value-type="time" office:time-value="PT20H0M0S" table:style-name="ce12">
            <text:p>20:00</text:p>
          </table:table-cell>
          <table:table-cell office:value-type="float" office:value="0" table:style-name="ce14">
            <text:p>0,00</text:p>
          </table:table-cell>
          <table:table-cell office:value-type="float" office:value="4" table:formula="of:=[.G16]-[.E16]" table:style-name="ce14">
            <text:p>4,00</text:p>
          </table:table-cell>
          <table:table-cell office:value-type="float" office:value="4" table:formula="of:=HOUR([.$D16]-[.$C16])+MINUTE([.$D16]-[.$C16])/60" table:style-name="ce13">
            <text:p>4,00</text:p>
          </table:table-cell>
          <table:table-cell office:value-type="string" table:style-name="ce15">
            <text:p>TCP Server get listen ip / port + google spreadsheet angelegt</text:p>
          </table:table-cell>
          <table:table-cell table:number-columns-repeated="56" table:style-name="ce2"/>
          <table:table-cell table:number-columns-repeated="16320" table:style-name="ce1"/>
        </table:table-row>
        <table:table-row table:style-name="ro1">
          <table:table-cell office:value-type="date" office:date-value="2020-06-19T00:00:00" table:style-name="ce17">
            <text:p>19.06.2020</text:p>
          </table:table-cell>
          <table:table-cell office:value-type="float" office:value="25" table:formula="of:=TRUNC(([.A17]-DATE(YEAR([.A17]+3-MOD([.A17]-2;7));1;MOD([.A17]-2;7)-9))/7)" table:style-name="ce10">
            <text:p>25</text:p>
          </table:table-cell>
          <table:table-cell office:value-type="time" office:time-value="PT15H0M0S" table:style-name="ce11">
            <text:p>15:00</text:p>
          </table:table-cell>
          <table:table-cell office:value-type="time" office:time-value="PT18H0M0S" table:style-name="ce12">
            <text:p>18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17]-[.E17]" table:style-name="ce14">
            <text:p>3,00</text:p>
          </table:table-cell>
          <table:table-cell office:value-type="float" office:value="3" table:formula="of:=HOUR([.$D17]-[.$C17])+MINUTE([.$D17]-[.$C17])/60" table:style-name="ce13">
            <text:p>3,00</text:p>
          </table:table-cell>
          <table:table-cell office:value-type="string" table:style-name="ce15">
            <text:p>Socket library leichter zu verwenden gemacht</text:p>
          </table:table-cell>
          <table:table-cell table:number-columns-repeated="16376"/>
        </table:table-row>
        <table:table-row table:style-name="ro1">
          <table:table-cell office:value-type="date" office:date-value="2020-06-29T00:00:00" table:style-name="ce17">
            <text:p>29.06.2020</text:p>
          </table:table-cell>
          <table:table-cell office:value-type="float" office:value="27" table:formula="of:=TRUNC(([.A18]-DATE(YEAR([.A18]+3-MOD([.A18]-2;7));1;MOD([.A18]-2;7)-9))/7)" table:style-name="ce10">
            <text:p>27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0" table:style-name="ce14">
            <text:p>0,00</text:p>
          </table:table-cell>
          <table:table-cell office:value-type="float" office:value="4" table:formula="of:=[.G18]-[.E18]" table:style-name="ce14">
            <text:p>4,00</text:p>
          </table:table-cell>
          <table:table-cell office:value-type="float" office:value="4" table:formula="of:=HOUR([.$D18]-[.$C18])+MINUTE([.$D18]-[.$C18])/60" table:style-name="ce13">
            <text:p>4,00</text:p>
          </table:table-cell>
          <table:table-cell office:value-type="string" table:style-name="ce15">
            <text:p>echo-server geschrieben</text:p>
          </table:table-cell>
          <table:table-cell table:number-columns-repeated="16376"/>
        </table:table-row>
        <table:table-row table:style-name="ro1">
          <table:table-cell office:value-type="date" office:date-value="2020-06-30T00:00:00" table:style-name="ce17">
            <text:p>30.06.2020</text:p>
          </table:table-cell>
          <table:table-cell office:value-type="float" office:value="27" table:formula="of:=TRUNC(([.A19]-DATE(YEAR([.A19]+3-MOD([.A19]-2;7));1;MOD([.A19]-2;7)-9))/7)" table:style-name="ce10">
            <text:p>27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0" table:style-name="ce14">
            <text:p>0,00</text:p>
          </table:table-cell>
          <table:table-cell office:value-type="float" office:value="4" table:formula="of:=[.G19]-[.E19]" table:style-name="ce14">
            <text:p>4,00</text:p>
          </table:table-cell>
          <table:table-cell office:value-type="float" office:value="4" table:formula="of:=HOUR([.$D19]-[.$C19])+MINUTE([.$D19]-[.$C19])/60" table:style-name="ce13">
            <text:p>4,00</text:p>
          </table:table-cell>
          <table:table-cell office:value-type="string" table:style-name="ce15">
            <text:p>request-server mit .cfg file geschrieben</text:p>
          </table:table-cell>
          <table:table-cell table:number-columns-repeated="16376"/>
        </table:table-row>
        <table:table-row table:style-name="ro1">
          <table:table-cell office:value-type="date" office:date-value="2020-07-08T00:00:00" table:style-name="ce17">
            <text:p>08.07.2020</text:p>
          </table:table-cell>
          <table:table-cell office:value-type="float" office:value="28" table:formula="of:=TRUNC(([.A20]-DATE(YEAR([.A20]+3-MOD([.A20]-2;7));1;MOD([.A20]-2;7)-9))/7)" table:style-name="ce10">
            <text:p>28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5H0M0S" table:style-name="ce12">
            <text:p>15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20]-[.E20]" table:style-name="ce14">
            <text:p>3,00</text:p>
          </table:table-cell>
          <table:table-cell office:value-type="float" office:value="3" table:formula="of:=HOUR([.$D20]-[.$C20])+MINUTE([.$D20]-[.$C20])/60" table:style-name="ce13">
            <text:p>3,00</text:p>
          </table:table-cell>
          <table:table-cell office:value-type="string" table:style-name="ce15">
            <text:p>request-server um logging-optionen erweitern</text:p>
          </table:table-cell>
          <table:table-cell table:number-columns-repeated="16376"/>
        </table:table-row>
        <table:table-row table:style-name="ro1">
          <table:table-cell office:value-type="date" office:date-value="2020-07-19T00:00:00" table:style-name="ce17">
            <text:p>19.07.2020</text:p>
          </table:table-cell>
          <table:table-cell office:value-type="float" office:value="29" table:formula="of:=TRUNC(([.A21]-DATE(YEAR([.A21]+3-MOD([.A21]-2;7));1;MOD([.A21]-2;7)-9))/7)" table:style-name="ce10">
            <text:p>29</text:p>
          </table:table-cell>
          <table:table-cell office:value-type="time" office:time-value="PT9H0M0S" table:style-name="ce11">
            <text:p>9:00</text:p>
          </table:table-cell>
          <table:table-cell office:value-type="time" office:time-value="PT15H0M0S" table:style-name="ce12">
            <text:p>15:00</text:p>
          </table:table-cell>
          <table:table-cell office:value-type="float" office:value="0" table:style-name="ce14">
            <text:p>0,00</text:p>
          </table:table-cell>
          <table:table-cell office:value-type="float" office:value="6" table:formula="of:=[.G21]-[.E21]" table:style-name="ce14">
            <text:p>6,00</text:p>
          </table:table-cell>
          <table:table-cell office:value-type="float" office:value="6" table:formula="of:=HOUR([.$D21]-[.$C21])+MINUTE([.$D21]-[.$C21])/60" table:style-name="ce13">
            <text:p>6,00</text:p>
          </table:table-cell>
          <table:table-cell office:value-type="string" table:style-name="ce15">
            <text:p>SvVis library für µC mit RTOS neuschreiben</text:p>
          </table:table-cell>
          <table:table-cell table:number-columns-repeated="16376"/>
        </table:table-row>
        <table:table-row table:style-name="ro1">
          <table:table-cell office:value-type="date" office:date-value="2020-07-20T00:00:00" table:style-name="ce17">
            <text:p>20.07.2020</text:p>
          </table:table-cell>
          <table:table-cell office:value-type="float" office:value="30" table:formula="of:=TRUNC(([.A22]-DATE(YEAR([.A22]+3-MOD([.A22]-2;7));1;MOD([.A22]-2;7)-9))/7)" table:style-name="ce10">
            <text:p>30</text:p>
          </table:table-cell>
          <table:table-cell office:value-type="time" office:time-value="PT9H0M0S" table:style-name="ce11">
            <text:p>9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0" table:style-name="ce14">
            <text:p>0,00</text:p>
          </table:table-cell>
          <table:table-cell office:value-type="float" office:value="7" table:formula="of:=[.G22]-[.E22]" table:style-name="ce14">
            <text:p>7,00</text:p>
          </table:table-cell>
          <table:table-cell office:value-type="float" office:value="7" table:formula="of:=HOUR([.$D22]-[.$C22])+MINUTE([.$D22]-[.$C22])/60" table:style-name="ce13">
            <text:p>7,00</text:p>
          </table:table-cell>
          <table:table-cell office:value-type="string" table:style-name="ce15">
            <text:p>SvVis library für µC mit RTOS neuschreiben fertiggestellt</text:p>
          </table:table-cell>
          <table:table-cell table:number-columns-repeated="16376"/>
        </table:table-row>
        <table:table-row table:style-name="ro1">
          <table:table-cell office:value-type="date" office:date-value="2020-07-23T00:00:00" table:style-name="ce17">
            <text:p>23.07.2020</text:p>
          </table:table-cell>
          <table:table-cell office:value-type="float" office:value="30" table:formula="of:=TRUNC(([.A23]-DATE(YEAR([.A23]+3-MOD([.A23]-2;7));1;MOD([.A23]-2;7)-9))/7)" table:style-name="ce10">
            <text:p>30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7H0M0S" table:style-name="ce12">
            <text:p>17:00</text:p>
          </table:table-cell>
          <table:table-cell office:value-type="float" office:value="0" table:style-name="ce14">
            <text:p>0,00</text:p>
          </table:table-cell>
          <table:table-cell office:value-type="float" office:value="5" table:formula="of:=[.G23]-[.E23]" table:style-name="ce14">
            <text:p>5,00</text:p>
          </table:table-cell>
          <table:table-cell office:value-type="float" office:value="5" table:formula="of:=HOUR([.$D23]-[.$C23])+MINUTE([.$D23]-[.$C23])/60" table:style-name="ce13">
            <text:p>5,00</text:p>
          </table:table-cell>
          <table:table-cell office:value-type="string" table:style-name="ce15">
            <text:p>SvVis library für µC verbesstert</text:p>
          </table:table-cell>
          <table:table-cell table:number-columns-repeated="16376"/>
        </table:table-row>
        <table:table-row table:style-name="ro1">
          <table:table-cell office:value-type="date" office:date-value="2020-07-25T00:00:00" table:style-name="ce17">
            <text:p>25.07.2020</text:p>
          </table:table-cell>
          <table:table-cell office:value-type="float" office:value="30" table:formula="of:=TRUNC(([.A24]-DATE(YEAR([.A24]+3-MOD([.A24]-2;7));1;MOD([.A24]-2;7)-9))/7)" table:style-name="ce10">
            <text:p>30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3H0M0S" table:style-name="ce12">
            <text:p>13:00</text:p>
          </table:table-cell>
          <table:table-cell office:value-type="float" office:value="0" table:style-name="ce14">
            <text:p>0,00</text:p>
          </table:table-cell>
          <table:table-cell office:value-type="float" office:value="1" table:formula="of:=[.G24]-[.E24]" table:style-name="ce14">
            <text:p>1,00</text:p>
          </table:table-cell>
          <table:table-cell office:value-type="float" office:value="1" table:formula="of:=HOUR([.$D24]-[.$C24])+MINUTE([.$D24]-[.$C24])/60" table:style-name="ce13">
            <text:p>1,00</text:p>
          </table:table-cell>
          <table:table-cell office:value-type="string" table:style-name="ce15">
            <text:p>beginn SvVis library für PC</text:p>
          </table:table-cell>
          <table:table-cell table:number-columns-repeated="16376"/>
        </table:table-row>
        <table:table-row table:style-name="ro1">
          <table:table-cell office:value-type="date" office:date-value="2020-07-26T00:00:00" table:style-name="ce17">
            <text:p>26.07.2020</text:p>
          </table:table-cell>
          <table:table-cell office:value-type="float" office:value="30" table:formula="of:=TRUNC(([.A25]-DATE(YEAR([.A25]+3-MOD([.A25]-2;7));1;MOD([.A25]-2;7)-9))/7)" table:style-name="ce10">
            <text:p>30</text:p>
          </table:table-cell>
          <table:table-cell office:value-type="time" office:time-value="PT9H0M0S" table:style-name="ce11">
            <text:p>9:00</text:p>
          </table:table-cell>
          <table:table-cell office:value-type="time" office:time-value="PT10H0M0S" table:style-name="ce12">
            <text:p>10:00</text:p>
          </table:table-cell>
          <table:table-cell office:value-type="float" office:value="0" table:style-name="ce14">
            <text:p>0,00</text:p>
          </table:table-cell>
          <table:table-cell office:value-type="float" office:value="1" table:formula="of:=[.G25]-[.E25]" table:style-name="ce14">
            <text:p>1,00</text:p>
          </table:table-cell>
          <table:table-cell office:value-type="float" office:value="1" table:formula="of:=HOUR([.$D25]-[.$C25])+MINUTE([.$D25]-[.$C25])/60" table:style-name="ce13">
            <text:p>1,00</text:p>
          </table:table-cell>
          <table:table-cell office:value-type="string" table:style-name="ce15">
            <text:p>request client geschrieben</text:p>
          </table:table-cell>
          <table:table-cell table:number-columns-repeated="16376"/>
        </table:table-row>
        <table:table-row table:style-name="ro1">
          <table:table-cell office:value-type="date" office:date-value="2020-08-03T00:00:00" table:style-name="ce17">
            <text:p>03.08.2020</text:p>
          </table:table-cell>
          <table:table-cell office:value-type="float" office:value="32" table:formula="of:=TRUNC(([.A26]-DATE(YEAR([.A26]+3-MOD([.A26]-2;7));1;MOD([.A26]-2;7)-9))/7)" table:style-name="ce10">
            <text:p>32</text:p>
          </table:table-cell>
          <table:table-cell office:value-type="time" office:time-value="PT17H0M0S" table:style-name="ce11">
            <text:p>17:00</text:p>
          </table:table-cell>
          <table:table-cell office:value-type="time" office:time-value="PT18H0M0S" table:style-name="ce12">
            <text:p>18:00</text:p>
          </table:table-cell>
          <table:table-cell office:value-type="float" office:value="0" table:style-name="ce14">
            <text:p>0,00</text:p>
          </table:table-cell>
          <table:table-cell office:value-type="float" office:value="1" table:formula="of:=[.G26]-[.E26]" table:style-name="ce14">
            <text:p>1,00</text:p>
          </table:table-cell>
          <table:table-cell office:value-type="float" office:value="1" table:formula="of:=HOUR([.$D26]-[.$C26])+MINUTE([.$D26]-[.$C26])/60" table:style-name="ce13">
            <text:p>1,00</text:p>
          </table:table-cell>
          <table:table-cell office:value-type="string" table:style-name="ce15">
            <text:p>Socket zu Serielle Schnittstelle - skript geschrieben</text:p>
          </table:table-cell>
          <table:table-cell table:number-columns-repeated="16376"/>
        </table:table-row>
        <table:table-row table:style-name="ro1">
          <table:table-cell office:value-type="date" office:date-value="2020-08-04T00:00:00" table:style-name="ce17">
            <text:p>04.08.2020</text:p>
          </table:table-cell>
          <table:table-cell office:value-type="float" office:value="32" table:formula="of:=TRUNC(([.A27]-DATE(YEAR([.A27]+3-MOD([.A27]-2;7));1;MOD([.A27]-2;7)-9))/7)" table:style-name="ce10">
            <text:p>32</text:p>
          </table:table-cell>
          <table:table-cell office:value-type="time" office:time-value="PT16H0M0S" table:style-name="ce11">
            <text:p>16:00</text:p>
          </table:table-cell>
          <table:table-cell office:value-type="time" office:time-value="PT20H0M0S" table:style-name="ce12">
            <text:p>20:00</text:p>
          </table:table-cell>
          <table:table-cell office:value-type="float" office:value="0" table:style-name="ce14">
            <text:p>0,00</text:p>
          </table:table-cell>
          <table:table-cell office:value-type="float" office:value="4" table:formula="of:=[.G27]-[.E27]" table:style-name="ce14">
            <text:p>4,00</text:p>
          </table:table-cell>
          <table:table-cell office:value-type="float" office:value="4" table:formula="of:=HOUR([.$D27]-[.$C27])+MINUTE([.$D27]-[.$C27])/60" table:style-name="ce13">
            <text:p>4,00</text:p>
          </table:table-cell>
          <table:table-cell office:value-type="string" table:style-name="ce15">
            <text:p>SvVis Library für PC begonnen</text:p>
          </table:table-cell>
          <table:table-cell table:number-columns-repeated="16376"/>
        </table:table-row>
        <table:table-row table:style-name="ro1">
          <table:table-cell office:value-type="date" office:date-value="2020-08-14T00:00:00" table:style-name="ce17">
            <text:p>14.08.2020</text:p>
          </table:table-cell>
          <table:table-cell office:value-type="float" office:value="33" table:formula="of:=TRUNC(([.A28]-DATE(YEAR([.A28]+3-MOD([.A28]-2;7));1;MOD([.A28]-2;7)-9))/7)" table:style-name="ce10">
            <text:p>33</text:p>
          </table:table-cell>
          <table:table-cell office:value-type="time" office:time-value="PT20H0M0S" table:style-name="ce11">
            <text:p>20:00</text:p>
          </table:table-cell>
          <table:table-cell office:value-type="time" office:time-value="PT21H0M0S" table:style-name="ce12">
            <text:p>21:00</text:p>
          </table:table-cell>
          <table:table-cell office:value-type="float" office:value="0" table:style-name="ce14">
            <text:p>0,00</text:p>
          </table:table-cell>
          <table:table-cell office:value-type="float" office:value="1" table:formula="of:=[.G28]-[.E28]" table:style-name="ce14">
            <text:p>1,00</text:p>
          </table:table-cell>
          <table:table-cell office:value-type="float" office:value="1" table:formula="of:=HOUR([.$D28]-[.$C28])+MINUTE([.$D28]-[.$C28])/60" table:style-name="ce13">
            <text:p>1,00</text:p>
          </table:table-cell>
          <table:table-cell office:value-type="string" table:style-name="ce15">
            <text:p>SvVis Library für PC erweitert</text:p>
          </table:table-cell>
          <table:table-cell table:number-columns-repeated="16376"/>
        </table:table-row>
        <table:table-row table:style-name="ro1">
          <table:table-cell office:value-type="date" office:date-value="2020-08-23T00:00:00" table:style-name="ce17">
            <text:p>23.08.2020</text:p>
          </table:table-cell>
          <table:table-cell office:value-type="float" office:value="34" table:formula="of:=TRUNC(([.A29]-DATE(YEAR([.A29]+3-MOD([.A29]-2;7));1;MOD([.A29]-2;7)-9))/7)" table:style-name="ce10">
            <text:p>34</text:p>
          </table:table-cell>
          <table:table-cell office:value-type="time" office:time-value="PT19H0M0S" table:style-name="ce11">
            <text:p>19:00</text:p>
          </table:table-cell>
          <table:table-cell office:value-type="time" office:time-value="PT21H0M0S" table:style-name="ce12">
            <text:p>21:00</text:p>
          </table:table-cell>
          <table:table-cell office:value-type="float" office:value="0" table:style-name="ce14">
            <text:p>0,00</text:p>
          </table:table-cell>
          <table:table-cell office:value-type="float" office:value="2" table:formula="of:=[.G29]-[.E29]" table:style-name="ce14">
            <text:p>2,00</text:p>
          </table:table-cell>
          <table:table-cell office:value-type="float" office:value="2" table:formula="of:=HOUR([.$D29]-[.$C29])+MINUTE([.$D29]-[.$C29])/60" table:style-name="ce13">
            <text:p>2,00</text:p>
          </table:table-cell>
          <table:table-cell office:value-type="string" table:style-name="ce15">
            <text:p>bessere Socket library begonnen</text:p>
          </table:table-cell>
          <table:table-cell table:number-columns-repeated="16376"/>
        </table:table-row>
        <table:table-row table:style-name="ro1">
          <table:table-cell office:value-type="date" office:date-value="2020-09-04T00:00:00" table:style-name="ce17">
            <text:p>04.09.2020</text:p>
          </table:table-cell>
          <table:table-cell office:value-type="float" office:value="36" table:formula="of:=TRUNC(([.A30]-DATE(YEAR([.A30]+3-MOD([.A30]-2;7));1;MOD([.A30]-2;7)-9))/7)" table:style-name="ce10">
            <text:p>36</text:p>
          </table:table-cell>
          <table:table-cell office:value-type="time" office:time-value="PT11H0M0S" table:style-name="ce11">
            <text:p>11:00</text:p>
          </table:table-cell>
          <table:table-cell office:value-type="time" office:time-value="PT17H0M0S" table:style-name="ce12">
            <text:p>17:00</text:p>
          </table:table-cell>
          <table:table-cell office:value-type="float" office:value="0" table:style-name="ce14">
            <text:p>0,00</text:p>
          </table:table-cell>
          <table:table-cell office:value-type="float" office:value="6" table:formula="of:=[.G30]-[.E30]" table:style-name="ce14">
            <text:p>6,00</text:p>
          </table:table-cell>
          <table:table-cell office:value-type="float" office:value="6" table:formula="of:=HOUR([.$D30]-[.$C30])+MINUTE([.$D30]-[.$C30])/60" table:style-name="ce13">
            <text:p>6,00</text:p>
          </table:table-cell>
          <table:table-cell office:value-type="string" table:style-name="ce15">
            <text:p>SvVis library für PC mit besserer Socket library umgeschrieben</text:p>
          </table:table-cell>
          <table:table-cell table:number-columns-repeated="16376"/>
        </table:table-row>
        <table:table-row table:style-name="ro1">
          <table:table-cell office:value-type="date" office:date-value="2020-09-05T00:00:00" table:style-name="ce17">
            <text:p>05.09.2020</text:p>
          </table:table-cell>
          <table:table-cell office:value-type="float" office:value="36" table:formula="of:=TRUNC(([.A31]-DATE(YEAR([.A31]+3-MOD([.A31]-2;7));1;MOD([.A31]-2;7)-9))/7)" table:style-name="ce10">
            <text:p>36</text:p>
          </table:table-cell>
          <table:table-cell office:value-type="time" office:time-value="PT13H0M0S" table:style-name="ce11">
            <text:p>13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0" table:style-name="ce14">
            <text:p>0,00</text:p>
          </table:table-cell>
          <table:table-cell office:value-type="float" office:value="3" table:formula="of:=[.G31]-[.E31]" table:style-name="ce14">
            <text:p>3,00</text:p>
          </table:table-cell>
          <table:table-cell office:value-type="float" office:value="3" table:formula="of:=HOUR([.$D31]-[.$C31])+MINUTE([.$D31]-[.$C31])/60" table:style-name="ce13">
            <text:p>3,00</text:p>
          </table:table-cell>
          <table:table-cell office:value-type="string" table:style-name="ce15">
            <text:p>bessere Socket library fertig gestellt und Fehler behoben</text:p>
          </table:table-cell>
          <table:table-cell table:number-columns-repeated="16376"/>
        </table:table-row>
        <table:table-row table:style-name="ro1">
          <table:table-cell office:value-type="date" office:date-value="2020-09-11T00:00:00" table:style-name="ce17">
            <text:p>11.09.2020</text:p>
          </table:table-cell>
          <table:table-cell office:value-type="float" office:value="37" table:formula="of:=TRUNC(([.A32]-DATE(YEAR([.A32]+3-MOD([.A32]-2;7));1;MOD([.A32]-2;7)-9))/7)" table:style-name="ce10">
            <text:p>37</text:p>
          </table:table-cell>
          <table:table-cell office:value-type="time" office:time-value="PT7H50M0S" table:style-name="ce11">
            <text:p>7:50</text:p>
          </table:table-cell>
          <table:table-cell office:value-type="time" office:time-value="PT13H10M0S" table:style-name="ce12">
            <text:p>13:10</text:p>
          </table:table-cell>
          <table:table-cell office:value-type="float" office:value="5.33" table:style-name="ce14">
            <text:p>5,33</text:p>
          </table:table-cell>
          <table:table-cell office:value-type="float" office:value="3.3333333333329662E-3" table:formula="of:=[.G32]-[.E32]" table:style-name="ce14">
            <text:p>0,00</text:p>
          </table:table-cell>
          <table:table-cell office:value-type="float" office:value="5.333333333333333" table:formula="of:=HOUR([.$D32]-[.$C32])+MINUTE([.$D32]-[.$C32])/60" table:style-name="ce13">
            <text:p>5,33</text:p>
          </table:table-cell>
          <table:table-cell office:value-type="string" table:style-name="ce15">
            <text:p>SvVis library portable implementiert</text:p>
          </table:table-cell>
          <table:table-cell table:number-columns-repeated="16376"/>
        </table:table-row>
        <table:table-row table:style-name="ro1">
          <table:table-cell office:value-type="date" office:date-value="2020-09-12T00:00:00" table:style-name="ce17">
            <text:p>12.09.2020</text:p>
          </table:table-cell>
          <table:table-cell office:value-type="float" office:value="37" table:formula="of:=TRUNC(([.A33]-DATE(YEAR([.A33]+3-MOD([.A33]-2;7));1;MOD([.A33]-2;7)-9))/7)" table:style-name="ce10">
            <text:p>37</text:p>
          </table:table-cell>
          <table:table-cell office:value-type="time" office:time-value="PT12H30M0S" table:style-name="ce11">
            <text:p>12:30</text:p>
          </table:table-cell>
          <table:table-cell office:value-type="time" office:time-value="PT14H30M0S" table:style-name="ce12">
            <text:p>14:30</text:p>
          </table:table-cell>
          <table:table-cell office:value-type="float" office:value="2" table:style-name="ce14">
            <text:p>2,00</text:p>
          </table:table-cell>
          <table:table-cell office:value-type="float" office:value="0" table:formula="of:=[.G33]-[.E33]" table:style-name="ce14">
            <text:p>0,00</text:p>
          </table:table-cell>
          <table:table-cell office:value-type="float" office:value="2" table:formula="of:=HOUR([.$D33]-[.$C33])+MINUTE([.$D33]-[.$C33])/60" table:style-name="ce13">
            <text:p>2,00</text:p>
          </table:table-cell>
          <table:table-cell office:value-type="string" table:style-name="ce15">
            <text:p>cppsockets um tcp funktionalitäten erweitert</text:p>
          </table:table-cell>
          <table:table-cell table:number-columns-repeated="16376"/>
        </table:table-row>
        <table:table-row table:style-name="ro1">
          <table:table-cell office:value-type="date" office:date-value="2020-09-17T00:00:00" table:style-name="ce17">
            <text:p>17.09.2020</text:p>
          </table:table-cell>
          <table:table-cell office:value-type="float" office:value="38" table:formula="of:=TRUNC(([.A34]-DATE(YEAR([.A34]+3-MOD([.A34]-2;7));1;MOD([.A34]-2;7)-9))/7)" table:style-name="ce10">
            <text:p>38</text:p>
          </table:table-cell>
          <table:table-cell office:value-type="time" office:time-value="PT9H0M0S" table:style-name="ce11">
            <text:p>9:00</text:p>
          </table:table-cell>
          <table:table-cell office:value-type="time" office:time-value="PT16H0M0S" table:style-name="ce12">
            <text:p>16:00</text:p>
          </table:table-cell>
          <table:table-cell office:value-type="float" office:value="7" table:style-name="ce14">
            <text:p>7,00</text:p>
          </table:table-cell>
          <table:table-cell office:value-type="float" office:value="0" table:formula="of:=[.G34]-[.E34]" table:style-name="ce14">
            <text:p>0,00</text:p>
          </table:table-cell>
          <table:table-cell office:value-type="float" office:value="7" table:formula="of:=HOUR([.$D34]-[.$C34])+MINUTE([.$D34]-[.$C34])/60" table:style-name="ce13">
            <text:p>7,00</text:p>
          </table:table-cell>
          <table:table-cell office:value-type="string" table:style-name="ce15">
            <text:p>Linux subsystem installiert, GLEW applikation fehler suche</text:p>
          </table:table-cell>
          <table:table-cell table:number-columns-repeated="16376"/>
        </table:table-row>
        <table:table-row table:style-name="ro1">
          <table:table-cell office:value-type="date" office:date-value="2020-09-18T00:00:00" table:style-name="ce17">
            <text:p>18.09.2020</text:p>
          </table:table-cell>
          <table:table-cell office:value-type="float" office:value="38" table:formula="of:=TRUNC(([.A35]-DATE(YEAR([.A35]+3-MOD([.A35]-2;7));1;MOD([.A35]-2;7)-9))/7)" table:style-name="ce10">
            <text:p>38</text:p>
          </table:table-cell>
          <table:table-cell office:value-type="time" office:time-value="PT10H40M0S" table:style-name="ce11">
            <text:p>10:40</text:p>
          </table:table-cell>
          <table:table-cell office:value-type="time" office:time-value="PT11H0M0S" table:style-name="ce12">
            <text:p>11:00</text:p>
          </table:table-cell>
          <table:table-cell office:value-type="float" office:value="0.33" table:style-name="ce14">
            <text:p>0,33</text:p>
          </table:table-cell>
          <table:table-cell office:value-type="float" office:value="3.3333333333332993E-3" table:formula="of:=[.G35]-[.E35]" table:style-name="ce14">
            <text:p>0,00</text:p>
          </table:table-cell>
          <table:table-cell office:value-type="float" office:value="0.33333333333333331" table:formula="of:=HOUR([.$D35]-[.$C35])+MINUTE([.$D35]-[.$C35])/60" table:style-name="ce13">
            <text:p>0,33</text:p>
          </table:table-cell>
          <table:table-cell office:value-type="string" table:style-name="ce15">
            <text:p>Cortex Peripherie f. Lohwasser gruppe festgelegt</text:p>
          </table:table-cell>
          <table:table-cell table:number-columns-repeated="16376"/>
        </table:table-row>
        <table:table-row table:style-name="ro1">
          <table:table-cell office:value-type="date" office:date-value="2020-09-18T00:00:00" table:style-name="ce17">
            <text:p>18.09.2020</text:p>
          </table:table-cell>
          <table:table-cell office:value-type="float" office:value="38" table:formula="of:=TRUNC(([.A36]-DATE(YEAR([.A36]+3-MOD([.A36]-2;7));1;MOD([.A36]-2;7)-9))/7)" table:style-name="ce10">
            <text:p>38</text:p>
          </table:table-cell>
          <table:table-cell office:value-type="time" office:time-value="PT11H45M0S" table:style-name="ce11">
            <text:p>11:45</text:p>
          </table:table-cell>
          <table:table-cell office:value-type="time" office:time-value="PT13H10M0S" table:style-name="ce12">
            <text:p>13:10</text:p>
          </table:table-cell>
          <table:table-cell office:value-type="float" office:value="1.42" table:style-name="ce14">
            <text:p>1,42</text:p>
          </table:table-cell>
          <table:table-cell office:value-type="float" office:value="-3.3333333333331883E-3" table:formula="of:=[.G36]-[.E36]" table:style-name="ce14">
            <text:p>0,00</text:p>
          </table:table-cell>
          <table:table-cell office:value-type="float" office:value="1.4166666666666667" table:formula="of:=HOUR([.$D36]-[.$C36])+MINUTE([.$D36]-[.$C36])/60" table:style-name="ce13">
            <text:p>1,42</text:p>
          </table:table-cell>
          <table:table-cell office:value-type="string" table:style-name="ce15">
            <text:p>Github respository angelegt</text:p>
          </table:table-cell>
          <table:table-cell table:number-columns-repeated="16376"/>
        </table:table-row>
        <table:table-row table:style-name="ro1">
          <table:table-cell office:value-type="date" office:date-value="2020-09-25T00:00:00" table:style-name="ce17">
            <text:p>25.09.2020</text:p>
          </table:table-cell>
          <table:table-cell office:value-type="float" office:value="39" table:formula="of:=TRUNC(([.A37]-DATE(YEAR([.A37]+3-MOD([.A37]-2;7));1;MOD([.A37]-2;7)-9))/7)" table:style-name="ce10">
            <text:p>39</text:p>
          </table:table-cell>
          <table:table-cell office:value-type="time" office:time-value="PT7H50M0S" table:style-name="ce11">
            <text:p>7:50</text:p>
          </table:table-cell>
          <table:table-cell office:value-type="time" office:time-value="PT13H10M0S" table:style-name="ce12">
            <text:p>13:10</text:p>
          </table:table-cell>
          <table:table-cell office:value-type="float" office:value="1" table:style-name="ce14">
            <text:p>1,00</text:p>
          </table:table-cell>
          <table:table-cell office:value-type="float" office:value="4.333333333333333" table:formula="of:=[.G37]-[.E37]" table:style-name="ce14">
            <text:p>4,33</text:p>
          </table:table-cell>
          <table:table-cell office:value-type="float" office:value="5.333333333333333" table:formula="of:=HOUR([.$D37]-[.$C37])+MINUTE([.$D37]-[.$C37])/60" table:style-name="ce13">
            <text:p>5,33</text:p>
          </table:table-cell>
          <table:table-cell office:value-type="string" table:style-name="ce15">
            <text:p>Manjaro Linux Umgebung installiert</text:p>
          </table:table-cell>
          <table:table-cell table:number-columns-repeated="16376"/>
        </table:table-row>
        <table:table-row table:style-name="ro1">
          <table:table-cell office:value-type="date" office:date-value="2020-10-02T00:00:00" table:style-name="ce17">
            <text:p>02.10.2020</text:p>
          </table:table-cell>
          <table:table-cell office:value-type="float" office:value="40" table:formula="of:=TRUNC(([.A38]-DATE(YEAR([.A38]+3-MOD([.A38]-2;7));1;MOD([.A38]-2;7)-9))/7)" table:style-name="ce10">
            <text:p>40</text:p>
          </table:table-cell>
          <table:table-cell office:value-type="time" office:time-value="PT7H50M0S" table:style-name="ce11">
            <text:p>7:50</text:p>
          </table:table-cell>
          <table:table-cell office:value-type="time" office:time-value="PT13H10M0S" table:style-name="ce12">
            <text:p>13:10</text:p>
          </table:table-cell>
          <table:table-cell office:value-type="float" office:value="1" table:style-name="ce14">
            <text:p>1,00</text:p>
          </table:table-cell>
          <table:table-cell office:value-type="float" office:value="4.333333333333333" table:formula="of:=[.G38]-[.E38]" table:style-name="ce14">
            <text:p>4,33</text:p>
          </table:table-cell>
          <table:table-cell office:value-type="float" office:value="5.333333333333333" table:formula="of:=HOUR([.$D38]-[.$C38])+MINUTE([.$D38]-[.$C38])/60" table:style-name="ce13">
            <text:p>5,33</text:p>
          </table:table-cell>
          <table:table-cell office:value-type="string" table:style-name="ce15">
            <text:p>MDDS Cortex repariert</text:p>
          </table:table-cell>
          <table:table-cell table:number-columns-repeated="16376"/>
        </table:table-row>
        <table:table-row table:style-name="ro1">
          <table:table-cell office:value-type="date" office:date-value="2020-10-06T00:00:00" table:style-name="ce17">
            <text:p>06.10.2020</text:p>
          </table:table-cell>
          <table:table-cell office:value-type="float" office:value="41" table:formula="of:=TRUNC(([.A39]-DATE(YEAR([.A39]+3-MOD([.A39]-2;7));1;MOD([.A39]-2;7)-9))/7)" table:style-name="ce10">
            <text:p>41</text:p>
          </table:table-cell>
          <table:table-cell office:value-type="time" office:time-value="PT9H45M0S" table:style-name="ce11">
            <text:p>9:45</text:p>
          </table:table-cell>
          <table:table-cell office:value-type="time" office:time-value="PT10H20M0S" table:style-name="ce12">
            <text:p>10:20</text:p>
          </table:table-cell>
          <table:table-cell office:value-type="float" office:value="0" table:style-name="ce14">
            <text:p>0,00</text:p>
          </table:table-cell>
          <table:table-cell office:value-type="float" office:value="0.58333333333333337" table:formula="of:=[.G39]-[.E39]" table:style-name="ce14">
            <text:p>0,58</text:p>
          </table:table-cell>
          <table:table-cell office:value-type="float" office:value="0.58333333333333337" table:formula="of:=HOUR([.$D39]-[.$C39])+MINUTE([.$D39]-[.$C39])/60" table:style-name="ce13">
            <text:p>0,58</text:p>
          </table:table-cell>
          <table:table-cell office:value-type="string" table:style-name="ce15">
            <text:p>MDDS Cortex baudratenfehler workaround gefunden</text:p>
          </table:table-cell>
          <table:table-cell table:number-columns-repeated="16376"/>
        </table:table-row>
        <table:table-row table:style-name="ro1">
          <table:table-cell office:value-type="date" office:date-value="2020-10-09T00:00:00" table:style-name="ce17">
            <text:p>09.10.2020</text:p>
          </table:table-cell>
          <table:table-cell office:value-type="float" office:value="41" table:formula="of:=TRUNC(([.A40]-DATE(YEAR([.A40]+3-MOD([.A40]-2;7));1;MOD([.A40]-2;7)-9))/7)" table:style-name="ce10">
            <text:p>41</text:p>
          </table:table-cell>
          <table:table-cell office:value-type="time" office:time-value="PT7H50M0S" table:style-name="ce11">
            <text:p>7:50</text:p>
          </table:table-cell>
          <table:table-cell office:value-type="time" office:time-value="PT13H10M0S" table:style-name="ce12">
            <text:p>13:10</text:p>
          </table:table-cell>
          <table:table-cell office:value-type="float" office:value="0" table:style-name="ce14">
            <text:p>0,00</text:p>
          </table:table-cell>
          <table:table-cell office:value-type="float" office:value="5.333333333333333" table:formula="of:=[.G40]-[.E40]" table:style-name="ce14">
            <text:p>5,33</text:p>
          </table:table-cell>
          <table:table-cell office:value-type="float" office:value="5.333333333333333" table:formula="of:=HOUR([.$D40]-[.$C40])+MINUTE([.$D40]-[.$C40])/60" table:style-name="ce13">
            <text:p>5,33</text:p>
          </table:table-cell>
          <table:table-cell office:value-type="string" table:style-name="ce15">
            <text:p>MDDS Cortex Fehlersuche</text:p>
          </table:table-cell>
          <table:table-cell table:number-columns-repeated="16376"/>
        </table:table-row>
        <table:table-row table:style-name="ro1">
          <table:table-cell office:value-type="date" office:date-value="2020-10-09T00:00:00" table:style-name="ce17">
            <text:p>09.10.2020</text:p>
          </table:table-cell>
          <table:table-cell office:value-type="float" office:value="41" table:formula="of:=TRUNC(([.A41]-DATE(YEAR([.A41]+3-MOD([.A41]-2;7));1;MOD([.A41]-2;7)-9))/7)" table:style-name="ce10">
            <text:p>41</text:p>
          </table:table-cell>
          <table:table-cell office:value-type="time" office:time-value="PT14H0M0S" table:style-name="ce11">
            <text:p>14:00</text:p>
          </table:table-cell>
          <table:table-cell office:value-type="time" office:time-value="PT17H0M0S" table:style-name="ce12">
            <text:p>17:00</text:p>
          </table:table-cell>
          <table:table-cell office:value-type="float" office:value="3" table:style-name="ce14">
            <text:p>3,00</text:p>
          </table:table-cell>
          <table:table-cell office:value-type="float" office:value="0" table:formula="of:=[.G41]-[.E41]" table:style-name="ce14">
            <text:p>0,00</text:p>
          </table:table-cell>
          <table:table-cell office:value-type="float" office:value="3" table:formula="of:=HOUR([.$D41]-[.$C41])+MINUTE([.$D41]-[.$C41])/60" table:style-name="ce13">
            <text:p>3,00</text:p>
          </table:table-cell>
          <table:table-cell office:value-type="string" table:style-name="ce15">
            <text:p>Problembehebung Strunz und Testprogramm für Ellfi geschrieben</text:p>
          </table:table-cell>
          <table:table-cell table:number-columns-repeated="16376"/>
        </table:table-row>
        <table:table-row table:style-name="ro1">
          <table:table-cell office:value-type="date" office:date-value="2020-10-10T00:00:00" table:style-name="ce17">
            <text:p>10.10.2020</text:p>
          </table:table-cell>
          <table:table-cell office:value-type="float" office:value="41" table:formula="of:=TRUNC(([.A42]-DATE(YEAR([.A42]+3-MOD([.A42]-2;7));1;MOD([.A42]-2;7)-9))/7)" table:style-name="ce10">
            <text:p>41</text:p>
          </table:table-cell>
          <table:table-cell office:value-type="time" office:time-value="PT12H0M0S" table:style-name="ce11">
            <text:p>12:00</text:p>
          </table:table-cell>
          <table:table-cell office:value-type="time" office:time-value="PT14H0M0S" table:style-name="ce12">
            <text:p>14:00</text:p>
          </table:table-cell>
          <table:table-cell office:value-type="float" office:value="2" table:style-name="ce14">
            <text:p>2,00</text:p>
          </table:table-cell>
          <table:table-cell office:value-type="float" office:value="0" table:formula="of:=[.G42]-[.E42]" table:style-name="ce14">
            <text:p>0,00</text:p>
          </table:table-cell>
          <table:table-cell office:value-type="float" office:value="2" table:formula="of:=HOUR([.$D42]-[.$C42])+MINUTE([.$D42]-[.$C42])/60" table:style-name="ce13">
            <text:p>2,00</text:p>
          </table:table-cell>
          <table:table-cell office:value-type="string" table:style-name="ce15">
            <text:p>Fehlersuche und Behebung SvVis cortex library</text:p>
          </table:table-cell>
          <table:table-cell table:number-columns-repeated="16376"/>
        </table:table-row>
        <table:table-row table:style-name="ro1">
          <table:table-cell office:value-type="date" office:date-value="2020-10-14T00:00:00" table:style-name="ce17">
            <text:p>14.10.2020</text:p>
          </table:table-cell>
          <table:table-cell office:value-type="float" office:value="42" table:formula="of:=TRUNC(([.A43]-DATE(YEAR([.A43]+3-MOD([.A43]-2;7));1;MOD([.A43]-2;7)-9))/7)" table:style-name="ce10">
            <text:p>42</text:p>
          </table:table-cell>
          <table:table-cell office:value-type="time" office:time-value="PT8H20M0S" table:style-name="ce11">
            <text:p>8:20</text:p>
          </table:table-cell>
          <table:table-cell office:value-type="time" office:time-value="PT8H40M0S" table:style-name="ce12">
            <text:p>8:40</text:p>
          </table:table-cell>
          <table:table-cell office:value-type="float" office:value="0.33" table:style-name="ce14">
            <text:p>0,33</text:p>
          </table:table-cell>
          <table:table-cell office:value-type="float" office:value="3.3333333333332993E-3" table:formula="of:=[.G43]-[.E43]" table:style-name="ce14">
            <text:p>0,00</text:p>
          </table:table-cell>
          <table:table-cell office:value-type="float" office:value="0.33333333333333331" table:formula="of:=HOUR([.$D43]-[.$C43])+MINUTE([.$D43]-[.$C43])/60" table:style-name="ce13">
            <text:p>0,33</text:p>
          </table:table-cell>
          <table:table-cell office:value-type="string" table:style-name="ce15">
            <text:p>Fehlerbehebung cppsock library</text:p>
          </table:table-cell>
          <table:table-cell table:number-columns-repeated="16376"/>
        </table:table-row>
        <table:table-row table:style-name="ro1">
          <table:table-cell office:value-type="date" office:date-value="2020-10-16T00:00:00" table:style-name="ce17">
            <text:p>16.10.2020</text:p>
          </table:table-cell>
          <table:table-cell office:value-type="float" office:value="42" table:formula="of:=TRUNC(([.A44]-DATE(YEAR([.A44]+3-MOD([.A44]-2;7));1;MOD([.A44]-2;7)-9))/7)" table:style-name="ce10">
            <text:p>42</text:p>
          </table:table-cell>
          <table:table-cell office:value-type="time" office:time-value="PT7H50M0S" table:style-name="ce11">
            <text:p>7:50</text:p>
          </table:table-cell>
          <table:table-cell office:value-type="time" office:time-value="PT13H10M0S" table:style-name="ce12">
            <text:p>13:10</text:p>
          </table:table-cell>
          <table:table-cell office:value-type="float" office:value="1" table:style-name="ce14">
            <text:p>1,00</text:p>
          </table:table-cell>
          <table:table-cell office:value-type="float" office:value="4.333333333333333" table:formula="of:=[.G44]-[.E44]" table:style-name="ce14">
            <text:p>4,33</text:p>
          </table:table-cell>
          <table:table-cell office:value-type="float" office:value="5.333333333333333" table:formula="of:=HOUR([.$D44]-[.$C44])+MINUTE([.$D44]-[.$C44])/60" table:style-name="ce13">
            <text:p>5,33</text:p>
          </table:table-cell>
          <table:table-cell office:value-type="string" table:style-name="ce15">
            <text:p>Cortex Programm in C++ geportet</text:p>
          </table:table-cell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45]-DATE(YEAR([.A45]+3-MOD([.A45]-2;7));1;MOD([.A4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45]-[.E45]" table:style-name="ce14">
            <text:p>0,00</text:p>
          </table:table-cell>
          <table:table-cell office:value-type="float" office:value="0" table:formula="of:=HOUR([.$D45]-[.$C45])+MINUTE([.$D45]-[.$C4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46]-DATE(YEAR([.A46]+3-MOD([.A46]-2;7));1;MOD([.A4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46]-[.E46]" table:style-name="ce14">
            <text:p>0,00</text:p>
          </table:table-cell>
          <table:table-cell office:value-type="float" office:value="0" table:formula="of:=HOUR([.$D46]-[.$C46])+MINUTE([.$D46]-[.$C4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47]-DATE(YEAR([.A47]+3-MOD([.A47]-2;7));1;MOD([.A4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47]-[.E47]" table:style-name="ce14">
            <text:p>0,00</text:p>
          </table:table-cell>
          <table:table-cell office:value-type="float" office:value="0" table:formula="of:=HOUR([.$D47]-[.$C47])+MINUTE([.$D47]-[.$C4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48]-DATE(YEAR([.A48]+3-MOD([.A48]-2;7));1;MOD([.A4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48]-[.E48]" table:style-name="ce14">
            <text:p>0,00</text:p>
          </table:table-cell>
          <table:table-cell office:value-type="float" office:value="0" table:formula="of:=HOUR([.$D48]-[.$C48])+MINUTE([.$D48]-[.$C4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49]-DATE(YEAR([.A49]+3-MOD([.A49]-2;7));1;MOD([.A4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49]-[.E49]" table:style-name="ce14">
            <text:p>0,00</text:p>
          </table:table-cell>
          <table:table-cell office:value-type="float" office:value="0" table:formula="of:=HOUR([.$D49]-[.$C49])+MINUTE([.$D49]-[.$C4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0]-DATE(YEAR([.A50]+3-MOD([.A50]-2;7));1;MOD([.A5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0]-[.E50]" table:style-name="ce14">
            <text:p>0,00</text:p>
          </table:table-cell>
          <table:table-cell office:value-type="float" office:value="0" table:formula="of:=HOUR([.$D50]-[.$C50])+MINUTE([.$D50]-[.$C5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1]-DATE(YEAR([.A51]+3-MOD([.A51]-2;7));1;MOD([.A5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1]-[.E51]" table:style-name="ce14">
            <text:p>0,00</text:p>
          </table:table-cell>
          <table:table-cell office:value-type="float" office:value="0" table:formula="of:=HOUR([.$D51]-[.$C51])+MINUTE([.$D51]-[.$C5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2]-DATE(YEAR([.A52]+3-MOD([.A52]-2;7));1;MOD([.A5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2]-[.E52]" table:style-name="ce14">
            <text:p>0,00</text:p>
          </table:table-cell>
          <table:table-cell office:value-type="float" office:value="0" table:formula="of:=HOUR([.$D52]-[.$C52])+MINUTE([.$D52]-[.$C5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3]-DATE(YEAR([.A53]+3-MOD([.A53]-2;7));1;MOD([.A5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3]-[.E53]" table:style-name="ce14">
            <text:p>0,00</text:p>
          </table:table-cell>
          <table:table-cell office:value-type="float" office:value="0" table:formula="of:=HOUR([.$D53]-[.$C53])+MINUTE([.$D53]-[.$C5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4]-DATE(YEAR([.A54]+3-MOD([.A54]-2;7));1;MOD([.A5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4]-[.E54]" table:style-name="ce14">
            <text:p>0,00</text:p>
          </table:table-cell>
          <table:table-cell office:value-type="float" office:value="0" table:formula="of:=HOUR([.$D54]-[.$C54])+MINUTE([.$D54]-[.$C5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5]-DATE(YEAR([.A55]+3-MOD([.A55]-2;7));1;MOD([.A5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5]-[.E55]" table:style-name="ce14">
            <text:p>0,00</text:p>
          </table:table-cell>
          <table:table-cell office:value-type="float" office:value="0" table:formula="of:=HOUR([.$D55]-[.$C55])+MINUTE([.$D55]-[.$C5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6]-DATE(YEAR([.A56]+3-MOD([.A56]-2;7));1;MOD([.A5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6]-[.E56]" table:style-name="ce14">
            <text:p>0,00</text:p>
          </table:table-cell>
          <table:table-cell office:value-type="float" office:value="0" table:formula="of:=HOUR([.$D56]-[.$C56])+MINUTE([.$D56]-[.$C5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7]-DATE(YEAR([.A57]+3-MOD([.A57]-2;7));1;MOD([.A5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7]-[.E57]" table:style-name="ce14">
            <text:p>0,00</text:p>
          </table:table-cell>
          <table:table-cell office:value-type="float" office:value="0" table:formula="of:=HOUR([.$D57]-[.$C57])+MINUTE([.$D57]-[.$C5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8]-DATE(YEAR([.A58]+3-MOD([.A58]-2;7));1;MOD([.A5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8]-[.E58]" table:style-name="ce14">
            <text:p>0,00</text:p>
          </table:table-cell>
          <table:table-cell office:value-type="float" office:value="0" table:formula="of:=HOUR([.$D58]-[.$C58])+MINUTE([.$D58]-[.$C5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59]-DATE(YEAR([.A59]+3-MOD([.A59]-2;7));1;MOD([.A5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59]-[.E59]" table:style-name="ce14">
            <text:p>0,00</text:p>
          </table:table-cell>
          <table:table-cell office:value-type="float" office:value="0" table:formula="of:=HOUR([.$D59]-[.$C59])+MINUTE([.$D59]-[.$C5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0]-DATE(YEAR([.A60]+3-MOD([.A60]-2;7));1;MOD([.A6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0]-[.E60]" table:style-name="ce14">
            <text:p>0,00</text:p>
          </table:table-cell>
          <table:table-cell office:value-type="float" office:value="0" table:formula="of:=HOUR([.$D60]-[.$C60])+MINUTE([.$D60]-[.$C6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1]-DATE(YEAR([.A61]+3-MOD([.A61]-2;7));1;MOD([.A6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1]-[.E61]" table:style-name="ce14">
            <text:p>0,00</text:p>
          </table:table-cell>
          <table:table-cell office:value-type="float" office:value="0" table:formula="of:=HOUR([.$D61]-[.$C61])+MINUTE([.$D61]-[.$C6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2]-DATE(YEAR([.A62]+3-MOD([.A62]-2;7));1;MOD([.A6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2]-[.E62]" table:style-name="ce14">
            <text:p>0,00</text:p>
          </table:table-cell>
          <table:table-cell office:value-type="float" office:value="0" table:formula="of:=HOUR([.$D62]-[.$C62])+MINUTE([.$D62]-[.$C6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3]-DATE(YEAR([.A63]+3-MOD([.A63]-2;7));1;MOD([.A6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3]-[.E63]" table:style-name="ce14">
            <text:p>0,00</text:p>
          </table:table-cell>
          <table:table-cell office:value-type="float" office:value="0" table:formula="of:=HOUR([.$D63]-[.$C63])+MINUTE([.$D63]-[.$C6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4]-DATE(YEAR([.A64]+3-MOD([.A64]-2;7));1;MOD([.A6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4]-[.E64]" table:style-name="ce14">
            <text:p>0,00</text:p>
          </table:table-cell>
          <table:table-cell office:value-type="float" office:value="0" table:formula="of:=HOUR([.$D64]-[.$C64])+MINUTE([.$D64]-[.$C6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5]-DATE(YEAR([.A65]+3-MOD([.A65]-2;7));1;MOD([.A6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5]-[.E65]" table:style-name="ce14">
            <text:p>0,00</text:p>
          </table:table-cell>
          <table:table-cell office:value-type="float" office:value="0" table:formula="of:=HOUR([.$D65]-[.$C65])+MINUTE([.$D65]-[.$C6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6]-DATE(YEAR([.A66]+3-MOD([.A66]-2;7));1;MOD([.A6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6]-[.E66]" table:style-name="ce14">
            <text:p>0,00</text:p>
          </table:table-cell>
          <table:table-cell office:value-type="float" office:value="0" table:formula="of:=HOUR([.$D66]-[.$C66])+MINUTE([.$D66]-[.$C6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7]-DATE(YEAR([.A67]+3-MOD([.A67]-2;7));1;MOD([.A6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7]-[.E67]" table:style-name="ce14">
            <text:p>0,00</text:p>
          </table:table-cell>
          <table:table-cell office:value-type="float" office:value="0" table:formula="of:=HOUR([.$D67]-[.$C67])+MINUTE([.$D67]-[.$C6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8]-DATE(YEAR([.A68]+3-MOD([.A68]-2;7));1;MOD([.A6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8]-[.E68]" table:style-name="ce14">
            <text:p>0,00</text:p>
          </table:table-cell>
          <table:table-cell office:value-type="float" office:value="0" table:formula="of:=HOUR([.$D68]-[.$C68])+MINUTE([.$D68]-[.$C6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69]-DATE(YEAR([.A69]+3-MOD([.A69]-2;7));1;MOD([.A6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69]-[.E69]" table:style-name="ce14">
            <text:p>0,00</text:p>
          </table:table-cell>
          <table:table-cell office:value-type="float" office:value="0" table:formula="of:=HOUR([.$D69]-[.$C69])+MINUTE([.$D69]-[.$C6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0]-DATE(YEAR([.A70]+3-MOD([.A70]-2;7));1;MOD([.A7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0]-[.E70]" table:style-name="ce14">
            <text:p>0,00</text:p>
          </table:table-cell>
          <table:table-cell office:value-type="float" office:value="0" table:formula="of:=HOUR([.$D70]-[.$C70])+MINUTE([.$D70]-[.$C7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1]-DATE(YEAR([.A71]+3-MOD([.A71]-2;7));1;MOD([.A7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1]-[.E71]" table:style-name="ce14">
            <text:p>0,00</text:p>
          </table:table-cell>
          <table:table-cell office:value-type="float" office:value="0" table:formula="of:=HOUR([.$D71]-[.$C71])+MINUTE([.$D71]-[.$C7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2]-DATE(YEAR([.A72]+3-MOD([.A72]-2;7));1;MOD([.A7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2]-[.E72]" table:style-name="ce14">
            <text:p>0,00</text:p>
          </table:table-cell>
          <table:table-cell office:value-type="float" office:value="0" table:formula="of:=HOUR([.$D72]-[.$C72])+MINUTE([.$D72]-[.$C7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3]-DATE(YEAR([.A73]+3-MOD([.A73]-2;7));1;MOD([.A7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3]-[.E73]" table:style-name="ce14">
            <text:p>0,00</text:p>
          </table:table-cell>
          <table:table-cell office:value-type="float" office:value="0" table:formula="of:=HOUR([.$D73]-[.$C73])+MINUTE([.$D73]-[.$C7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4]-DATE(YEAR([.A74]+3-MOD([.A74]-2;7));1;MOD([.A7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4]-[.E74]" table:style-name="ce14">
            <text:p>0,00</text:p>
          </table:table-cell>
          <table:table-cell office:value-type="float" office:value="0" table:formula="of:=HOUR([.$D74]-[.$C74])+MINUTE([.$D74]-[.$C7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5]-DATE(YEAR([.A75]+3-MOD([.A75]-2;7));1;MOD([.A7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5]-[.E75]" table:style-name="ce14">
            <text:p>0,00</text:p>
          </table:table-cell>
          <table:table-cell office:value-type="float" office:value="0" table:formula="of:=HOUR([.$D75]-[.$C75])+MINUTE([.$D75]-[.$C7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6]-DATE(YEAR([.A76]+3-MOD([.A76]-2;7));1;MOD([.A7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6]-[.E76]" table:style-name="ce14">
            <text:p>0,00</text:p>
          </table:table-cell>
          <table:table-cell office:value-type="float" office:value="0" table:formula="of:=HOUR([.$D76]-[.$C76])+MINUTE([.$D76]-[.$C7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7]-DATE(YEAR([.A77]+3-MOD([.A77]-2;7));1;MOD([.A7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7]-[.E77]" table:style-name="ce14">
            <text:p>0,00</text:p>
          </table:table-cell>
          <table:table-cell office:value-type="float" office:value="0" table:formula="of:=HOUR([.$D77]-[.$C77])+MINUTE([.$D77]-[.$C7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8]-DATE(YEAR([.A78]+3-MOD([.A78]-2;7));1;MOD([.A7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8]-[.E78]" table:style-name="ce14">
            <text:p>0,00</text:p>
          </table:table-cell>
          <table:table-cell office:value-type="float" office:value="0" table:formula="of:=HOUR([.$D78]-[.$C78])+MINUTE([.$D78]-[.$C7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79]-DATE(YEAR([.A79]+3-MOD([.A79]-2;7));1;MOD([.A7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79]-[.E79]" table:style-name="ce14">
            <text:p>0,00</text:p>
          </table:table-cell>
          <table:table-cell office:value-type="float" office:value="0" table:formula="of:=HOUR([.$D79]-[.$C79])+MINUTE([.$D79]-[.$C7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0]-DATE(YEAR([.A80]+3-MOD([.A80]-2;7));1;MOD([.A8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0]-[.E80]" table:style-name="ce14">
            <text:p>0,00</text:p>
          </table:table-cell>
          <table:table-cell office:value-type="float" office:value="0" table:formula="of:=HOUR([.$D80]-[.$C80])+MINUTE([.$D80]-[.$C8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1]-DATE(YEAR([.A81]+3-MOD([.A81]-2;7));1;MOD([.A8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1]-[.E81]" table:style-name="ce14">
            <text:p>0,00</text:p>
          </table:table-cell>
          <table:table-cell office:value-type="float" office:value="0" table:formula="of:=HOUR([.$D81]-[.$C81])+MINUTE([.$D81]-[.$C8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2]-DATE(YEAR([.A82]+3-MOD([.A82]-2;7));1;MOD([.A8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2]-[.E82]" table:style-name="ce14">
            <text:p>0,00</text:p>
          </table:table-cell>
          <table:table-cell office:value-type="float" office:value="0" table:formula="of:=HOUR([.$D82]-[.$C82])+MINUTE([.$D82]-[.$C8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3]-DATE(YEAR([.A83]+3-MOD([.A83]-2;7));1;MOD([.A8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3]-[.E83]" table:style-name="ce14">
            <text:p>0,00</text:p>
          </table:table-cell>
          <table:table-cell office:value-type="float" office:value="0" table:formula="of:=HOUR([.$D83]-[.$C83])+MINUTE([.$D83]-[.$C8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4]-DATE(YEAR([.A84]+3-MOD([.A84]-2;7));1;MOD([.A8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4]-[.E84]" table:style-name="ce14">
            <text:p>0,00</text:p>
          </table:table-cell>
          <table:table-cell office:value-type="float" office:value="0" table:formula="of:=HOUR([.$D84]-[.$C84])+MINUTE([.$D84]-[.$C8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5]-DATE(YEAR([.A85]+3-MOD([.A85]-2;7));1;MOD([.A8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5]-[.E85]" table:style-name="ce14">
            <text:p>0,00</text:p>
          </table:table-cell>
          <table:table-cell office:value-type="float" office:value="0" table:formula="of:=HOUR([.$D85]-[.$C85])+MINUTE([.$D85]-[.$C8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6]-DATE(YEAR([.A86]+3-MOD([.A86]-2;7));1;MOD([.A8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6]-[.E86]" table:style-name="ce14">
            <text:p>0,00</text:p>
          </table:table-cell>
          <table:table-cell office:value-type="float" office:value="0" table:formula="of:=HOUR([.$D86]-[.$C86])+MINUTE([.$D86]-[.$C8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7]-DATE(YEAR([.A87]+3-MOD([.A87]-2;7));1;MOD([.A8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7]-[.E87]" table:style-name="ce14">
            <text:p>0,00</text:p>
          </table:table-cell>
          <table:table-cell office:value-type="float" office:value="0" table:formula="of:=HOUR([.$D87]-[.$C87])+MINUTE([.$D87]-[.$C8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8]-DATE(YEAR([.A88]+3-MOD([.A88]-2;7));1;MOD([.A8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8]-[.E88]" table:style-name="ce14">
            <text:p>0,00</text:p>
          </table:table-cell>
          <table:table-cell office:value-type="float" office:value="0" table:formula="of:=HOUR([.$D88]-[.$C88])+MINUTE([.$D88]-[.$C8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89]-DATE(YEAR([.A89]+3-MOD([.A89]-2;7));1;MOD([.A8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89]-[.E89]" table:style-name="ce14">
            <text:p>0,00</text:p>
          </table:table-cell>
          <table:table-cell office:value-type="float" office:value="0" table:formula="of:=HOUR([.$D89]-[.$C89])+MINUTE([.$D89]-[.$C8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0]-DATE(YEAR([.A90]+3-MOD([.A90]-2;7));1;MOD([.A9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0]-[.E90]" table:style-name="ce14">
            <text:p>0,00</text:p>
          </table:table-cell>
          <table:table-cell office:value-type="float" office:value="0" table:formula="of:=HOUR([.$D90]-[.$C90])+MINUTE([.$D90]-[.$C9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1]-DATE(YEAR([.A91]+3-MOD([.A91]-2;7));1;MOD([.A9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1]-[.E91]" table:style-name="ce14">
            <text:p>0,00</text:p>
          </table:table-cell>
          <table:table-cell office:value-type="float" office:value="0" table:formula="of:=HOUR([.$D91]-[.$C91])+MINUTE([.$D91]-[.$C9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2]-DATE(YEAR([.A92]+3-MOD([.A92]-2;7));1;MOD([.A9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2]-[.E92]" table:style-name="ce14">
            <text:p>0,00</text:p>
          </table:table-cell>
          <table:table-cell office:value-type="float" office:value="0" table:formula="of:=HOUR([.$D92]-[.$C92])+MINUTE([.$D92]-[.$C9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3]-DATE(YEAR([.A93]+3-MOD([.A93]-2;7));1;MOD([.A9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3]-[.E93]" table:style-name="ce14">
            <text:p>0,00</text:p>
          </table:table-cell>
          <table:table-cell office:value-type="float" office:value="0" table:formula="of:=HOUR([.$D93]-[.$C93])+MINUTE([.$D93]-[.$C9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4]-DATE(YEAR([.A94]+3-MOD([.A94]-2;7));1;MOD([.A9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4]-[.E94]" table:style-name="ce14">
            <text:p>0,00</text:p>
          </table:table-cell>
          <table:table-cell office:value-type="float" office:value="0" table:formula="of:=HOUR([.$D94]-[.$C94])+MINUTE([.$D94]-[.$C9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5]-DATE(YEAR([.A95]+3-MOD([.A95]-2;7));1;MOD([.A9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5]-[.E95]" table:style-name="ce14">
            <text:p>0,00</text:p>
          </table:table-cell>
          <table:table-cell office:value-type="float" office:value="0" table:formula="of:=HOUR([.$D95]-[.$C95])+MINUTE([.$D95]-[.$C9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6]-DATE(YEAR([.A96]+3-MOD([.A96]-2;7));1;MOD([.A9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6]-[.E96]" table:style-name="ce14">
            <text:p>0,00</text:p>
          </table:table-cell>
          <table:table-cell office:value-type="float" office:value="0" table:formula="of:=HOUR([.$D96]-[.$C96])+MINUTE([.$D96]-[.$C9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7]-DATE(YEAR([.A97]+3-MOD([.A97]-2;7));1;MOD([.A9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7]-[.E97]" table:style-name="ce14">
            <text:p>0,00</text:p>
          </table:table-cell>
          <table:table-cell office:value-type="float" office:value="0" table:formula="of:=HOUR([.$D97]-[.$C97])+MINUTE([.$D97]-[.$C9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8]-DATE(YEAR([.A98]+3-MOD([.A98]-2;7));1;MOD([.A9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8]-[.E98]" table:style-name="ce14">
            <text:p>0,00</text:p>
          </table:table-cell>
          <table:table-cell office:value-type="float" office:value="0" table:formula="of:=HOUR([.$D98]-[.$C98])+MINUTE([.$D98]-[.$C9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99]-DATE(YEAR([.A99]+3-MOD([.A99]-2;7));1;MOD([.A9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99]-[.E99]" table:style-name="ce14">
            <text:p>0,00</text:p>
          </table:table-cell>
          <table:table-cell office:value-type="float" office:value="0" table:formula="of:=HOUR([.$D99]-[.$C99])+MINUTE([.$D99]-[.$C9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0]-DATE(YEAR([.A100]+3-MOD([.A100]-2;7));1;MOD([.A10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0]-[.E100]" table:style-name="ce14">
            <text:p>0,00</text:p>
          </table:table-cell>
          <table:table-cell office:value-type="float" office:value="0" table:formula="of:=HOUR([.$D100]-[.$C100])+MINUTE([.$D100]-[.$C10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1]-DATE(YEAR([.A101]+3-MOD([.A101]-2;7));1;MOD([.A10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1]-[.E101]" table:style-name="ce14">
            <text:p>0,00</text:p>
          </table:table-cell>
          <table:table-cell office:value-type="float" office:value="0" table:formula="of:=HOUR([.$D101]-[.$C101])+MINUTE([.$D101]-[.$C101])/60" table:style-name="ce13">
            <text:p>0,00</text:p>
          </table:table-cell>
          <table:table-cell table:style-name="ce19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2]-DATE(YEAR([.A102]+3-MOD([.A102]-2;7));1;MOD([.A10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2]-[.E102]" table:style-name="ce14">
            <text:p>0,00</text:p>
          </table:table-cell>
          <table:table-cell office:value-type="float" office:value="0" table:formula="of:=HOUR([.$D102]-[.$C102])+MINUTE([.$D102]-[.$C10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3]-DATE(YEAR([.A103]+3-MOD([.A103]-2;7));1;MOD([.A10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3]-[.E103]" table:style-name="ce14">
            <text:p>0,00</text:p>
          </table:table-cell>
          <table:table-cell office:value-type="float" office:value="0" table:formula="of:=HOUR([.$D103]-[.$C103])+MINUTE([.$D103]-[.$C10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4]-DATE(YEAR([.A104]+3-MOD([.A104]-2;7));1;MOD([.A10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4]-[.E104]" table:style-name="ce14">
            <text:p>0,00</text:p>
          </table:table-cell>
          <table:table-cell office:value-type="float" office:value="0" table:formula="of:=HOUR([.$D104]-[.$C104])+MINUTE([.$D104]-[.$C10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5]-DATE(YEAR([.A105]+3-MOD([.A105]-2;7));1;MOD([.A10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5]-[.E105]" table:style-name="ce14">
            <text:p>0,00</text:p>
          </table:table-cell>
          <table:table-cell office:value-type="float" office:value="0" table:formula="of:=HOUR([.$D105]-[.$C105])+MINUTE([.$D105]-[.$C10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6]-DATE(YEAR([.A106]+3-MOD([.A106]-2;7));1;MOD([.A10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6]-[.E106]" table:style-name="ce14">
            <text:p>0,00</text:p>
          </table:table-cell>
          <table:table-cell office:value-type="float" office:value="0" table:formula="of:=HOUR([.$D106]-[.$C106])+MINUTE([.$D106]-[.$C10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7]-DATE(YEAR([.A107]+3-MOD([.A107]-2;7));1;MOD([.A10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7]-[.E107]" table:style-name="ce14">
            <text:p>0,00</text:p>
          </table:table-cell>
          <table:table-cell office:value-type="float" office:value="0" table:formula="of:=HOUR([.$D107]-[.$C107])+MINUTE([.$D107]-[.$C10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8]-DATE(YEAR([.A108]+3-MOD([.A108]-2;7));1;MOD([.A10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8]-[.E108]" table:style-name="ce14">
            <text:p>0,00</text:p>
          </table:table-cell>
          <table:table-cell office:value-type="float" office:value="0" table:formula="of:=HOUR([.$D108]-[.$C108])+MINUTE([.$D108]-[.$C10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09]-DATE(YEAR([.A109]+3-MOD([.A109]-2;7));1;MOD([.A10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09]-[.E109]" table:style-name="ce14">
            <text:p>0,00</text:p>
          </table:table-cell>
          <table:table-cell office:value-type="float" office:value="0" table:formula="of:=HOUR([.$D109]-[.$C109])+MINUTE([.$D109]-[.$C10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0]-DATE(YEAR([.A110]+3-MOD([.A110]-2;7));1;MOD([.A11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0]-[.E110]" table:style-name="ce14">
            <text:p>0,00</text:p>
          </table:table-cell>
          <table:table-cell office:value-type="float" office:value="0" table:formula="of:=HOUR([.$D110]-[.$C110])+MINUTE([.$D110]-[.$C11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1]-DATE(YEAR([.A111]+3-MOD([.A111]-2;7));1;MOD([.A11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1]-[.E111]" table:style-name="ce14">
            <text:p>0,00</text:p>
          </table:table-cell>
          <table:table-cell office:value-type="float" office:value="0" table:formula="of:=HOUR([.$D111]-[.$C111])+MINUTE([.$D111]-[.$C11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2]-DATE(YEAR([.A112]+3-MOD([.A112]-2;7));1;MOD([.A11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2]-[.E112]" table:style-name="ce14">
            <text:p>0,00</text:p>
          </table:table-cell>
          <table:table-cell office:value-type="float" office:value="0" table:formula="of:=HOUR([.$D112]-[.$C112])+MINUTE([.$D112]-[.$C11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3]-DATE(YEAR([.A113]+3-MOD([.A113]-2;7));1;MOD([.A11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3]-[.E113]" table:style-name="ce14">
            <text:p>0,00</text:p>
          </table:table-cell>
          <table:table-cell office:value-type="float" office:value="0" table:formula="of:=HOUR([.$D113]-[.$C113])+MINUTE([.$D113]-[.$C11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4]-DATE(YEAR([.A114]+3-MOD([.A114]-2;7));1;MOD([.A11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4]-[.E114]" table:style-name="ce14">
            <text:p>0,00</text:p>
          </table:table-cell>
          <table:table-cell office:value-type="float" office:value="0" table:formula="of:=HOUR([.$D114]-[.$C114])+MINUTE([.$D114]-[.$C11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5]-DATE(YEAR([.A115]+3-MOD([.A115]-2;7));1;MOD([.A11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5]-[.E115]" table:style-name="ce14">
            <text:p>0,00</text:p>
          </table:table-cell>
          <table:table-cell office:value-type="float" office:value="0" table:formula="of:=HOUR([.$D115]-[.$C115])+MINUTE([.$D115]-[.$C11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6]-DATE(YEAR([.A116]+3-MOD([.A116]-2;7));1;MOD([.A11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6]-[.E116]" table:style-name="ce14">
            <text:p>0,00</text:p>
          </table:table-cell>
          <table:table-cell office:value-type="float" office:value="0" table:formula="of:=HOUR([.$D116]-[.$C116])+MINUTE([.$D116]-[.$C11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7]-DATE(YEAR([.A117]+3-MOD([.A117]-2;7));1;MOD([.A11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7]-[.E117]" table:style-name="ce14">
            <text:p>0,00</text:p>
          </table:table-cell>
          <table:table-cell office:value-type="float" office:value="0" table:formula="of:=HOUR([.$D117]-[.$C117])+MINUTE([.$D117]-[.$C11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8]-DATE(YEAR([.A118]+3-MOD([.A118]-2;7));1;MOD([.A11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8]-[.E118]" table:style-name="ce14">
            <text:p>0,00</text:p>
          </table:table-cell>
          <table:table-cell office:value-type="float" office:value="0" table:formula="of:=HOUR([.$D118]-[.$C118])+MINUTE([.$D118]-[.$C11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19]-DATE(YEAR([.A119]+3-MOD([.A119]-2;7));1;MOD([.A11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19]-[.E119]" table:style-name="ce14">
            <text:p>0,00</text:p>
          </table:table-cell>
          <table:table-cell office:value-type="float" office:value="0" table:formula="of:=HOUR([.$D119]-[.$C119])+MINUTE([.$D119]-[.$C11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0]-DATE(YEAR([.A120]+3-MOD([.A120]-2;7));1;MOD([.A12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0]-[.E120]" table:style-name="ce14">
            <text:p>0,00</text:p>
          </table:table-cell>
          <table:table-cell office:value-type="float" office:value="0" table:formula="of:=HOUR([.$D120]-[.$C120])+MINUTE([.$D120]-[.$C12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1]-DATE(YEAR([.A121]+3-MOD([.A121]-2;7));1;MOD([.A12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1]-[.E121]" table:style-name="ce14">
            <text:p>0,00</text:p>
          </table:table-cell>
          <table:table-cell office:value-type="float" office:value="0" table:formula="of:=HOUR([.$D121]-[.$C121])+MINUTE([.$D121]-[.$C12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2]-DATE(YEAR([.A122]+3-MOD([.A122]-2;7));1;MOD([.A12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2]-[.E122]" table:style-name="ce14">
            <text:p>0,00</text:p>
          </table:table-cell>
          <table:table-cell office:value-type="float" office:value="0" table:formula="of:=HOUR([.$D122]-[.$C122])+MINUTE([.$D122]-[.$C12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3]-DATE(YEAR([.A123]+3-MOD([.A123]-2;7));1;MOD([.A12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3]-[.E123]" table:style-name="ce14">
            <text:p>0,00</text:p>
          </table:table-cell>
          <table:table-cell office:value-type="float" office:value="0" table:formula="of:=HOUR([.$D123]-[.$C123])+MINUTE([.$D123]-[.$C12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4]-DATE(YEAR([.A124]+3-MOD([.A124]-2;7));1;MOD([.A12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4]-[.E124]" table:style-name="ce14">
            <text:p>0,00</text:p>
          </table:table-cell>
          <table:table-cell office:value-type="float" office:value="0" table:formula="of:=HOUR([.$D124]-[.$C124])+MINUTE([.$D124]-[.$C12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5]-DATE(YEAR([.A125]+3-MOD([.A125]-2;7));1;MOD([.A12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5]-[.E125]" table:style-name="ce14">
            <text:p>0,00</text:p>
          </table:table-cell>
          <table:table-cell office:value-type="float" office:value="0" table:formula="of:=HOUR([.$D125]-[.$C125])+MINUTE([.$D125]-[.$C12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6]-DATE(YEAR([.A126]+3-MOD([.A126]-2;7));1;MOD([.A12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6]-[.E126]" table:style-name="ce14">
            <text:p>0,00</text:p>
          </table:table-cell>
          <table:table-cell office:value-type="float" office:value="0" table:formula="of:=HOUR([.$D126]-[.$C126])+MINUTE([.$D126]-[.$C12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7]-DATE(YEAR([.A127]+3-MOD([.A127]-2;7));1;MOD([.A12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7]-[.E127]" table:style-name="ce14">
            <text:p>0,00</text:p>
          </table:table-cell>
          <table:table-cell office:value-type="float" office:value="0" table:formula="of:=HOUR([.$D127]-[.$C127])+MINUTE([.$D127]-[.$C12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8]-DATE(YEAR([.A128]+3-MOD([.A128]-2;7));1;MOD([.A12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8]-[.E128]" table:style-name="ce14">
            <text:p>0,00</text:p>
          </table:table-cell>
          <table:table-cell office:value-type="float" office:value="0" table:formula="of:=HOUR([.$D128]-[.$C128])+MINUTE([.$D128]-[.$C12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29]-DATE(YEAR([.A129]+3-MOD([.A129]-2;7));1;MOD([.A12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29]-[.E129]" table:style-name="ce14">
            <text:p>0,00</text:p>
          </table:table-cell>
          <table:table-cell office:value-type="float" office:value="0" table:formula="of:=HOUR([.$D129]-[.$C129])+MINUTE([.$D129]-[.$C12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0]-DATE(YEAR([.A130]+3-MOD([.A130]-2;7));1;MOD([.A13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0]-[.E130]" table:style-name="ce14">
            <text:p>0,00</text:p>
          </table:table-cell>
          <table:table-cell office:value-type="float" office:value="0" table:formula="of:=HOUR([.$D130]-[.$C130])+MINUTE([.$D130]-[.$C13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1]-DATE(YEAR([.A131]+3-MOD([.A131]-2;7));1;MOD([.A13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1]-[.E131]" table:style-name="ce14">
            <text:p>0,00</text:p>
          </table:table-cell>
          <table:table-cell office:value-type="float" office:value="0" table:formula="of:=HOUR([.$D131]-[.$C131])+MINUTE([.$D131]-[.$C13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2]-DATE(YEAR([.A132]+3-MOD([.A132]-2;7));1;MOD([.A13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2]-[.E132]" table:style-name="ce14">
            <text:p>0,00</text:p>
          </table:table-cell>
          <table:table-cell office:value-type="float" office:value="0" table:formula="of:=HOUR([.$D132]-[.$C132])+MINUTE([.$D132]-[.$C13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3]-DATE(YEAR([.A133]+3-MOD([.A133]-2;7));1;MOD([.A13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3]-[.E133]" table:style-name="ce14">
            <text:p>0,00</text:p>
          </table:table-cell>
          <table:table-cell office:value-type="float" office:value="0" table:formula="of:=HOUR([.$D133]-[.$C133])+MINUTE([.$D133]-[.$C13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4]-DATE(YEAR([.A134]+3-MOD([.A134]-2;7));1;MOD([.A13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4]-[.E134]" table:style-name="ce14">
            <text:p>0,00</text:p>
          </table:table-cell>
          <table:table-cell office:value-type="float" office:value="0" table:formula="of:=HOUR([.$D134]-[.$C134])+MINUTE([.$D134]-[.$C13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5]-DATE(YEAR([.A135]+3-MOD([.A135]-2;7));1;MOD([.A13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5]-[.E135]" table:style-name="ce14">
            <text:p>0,00</text:p>
          </table:table-cell>
          <table:table-cell office:value-type="float" office:value="0" table:formula="of:=HOUR([.$D135]-[.$C135])+MINUTE([.$D135]-[.$C13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6]-DATE(YEAR([.A136]+3-MOD([.A136]-2;7));1;MOD([.A13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6]-[.E136]" table:style-name="ce14">
            <text:p>0,00</text:p>
          </table:table-cell>
          <table:table-cell office:value-type="float" office:value="0" table:formula="of:=HOUR([.$D136]-[.$C136])+MINUTE([.$D136]-[.$C13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7]-DATE(YEAR([.A137]+3-MOD([.A137]-2;7));1;MOD([.A13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7]-[.E137]" table:style-name="ce14">
            <text:p>0,00</text:p>
          </table:table-cell>
          <table:table-cell office:value-type="float" office:value="0" table:formula="of:=HOUR([.$D137]-[.$C137])+MINUTE([.$D137]-[.$C13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8]-DATE(YEAR([.A138]+3-MOD([.A138]-2;7));1;MOD([.A13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8]-[.E138]" table:style-name="ce14">
            <text:p>0,00</text:p>
          </table:table-cell>
          <table:table-cell office:value-type="float" office:value="0" table:formula="of:=HOUR([.$D138]-[.$C138])+MINUTE([.$D138]-[.$C13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39]-DATE(YEAR([.A139]+3-MOD([.A139]-2;7));1;MOD([.A13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39]-[.E139]" table:style-name="ce14">
            <text:p>0,00</text:p>
          </table:table-cell>
          <table:table-cell office:value-type="float" office:value="0" table:formula="of:=HOUR([.$D139]-[.$C139])+MINUTE([.$D139]-[.$C13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0]-DATE(YEAR([.A140]+3-MOD([.A140]-2;7));1;MOD([.A14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0]-[.E140]" table:style-name="ce14">
            <text:p>0,00</text:p>
          </table:table-cell>
          <table:table-cell office:value-type="float" office:value="0" table:formula="of:=HOUR([.$D140]-[.$C140])+MINUTE([.$D140]-[.$C14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1]-DATE(YEAR([.A141]+3-MOD([.A141]-2;7));1;MOD([.A14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1]-[.E141]" table:style-name="ce14">
            <text:p>0,00</text:p>
          </table:table-cell>
          <table:table-cell office:value-type="float" office:value="0" table:formula="of:=HOUR([.$D141]-[.$C141])+MINUTE([.$D141]-[.$C14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2]-DATE(YEAR([.A142]+3-MOD([.A142]-2;7));1;MOD([.A14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2]-[.E142]" table:style-name="ce14">
            <text:p>0,00</text:p>
          </table:table-cell>
          <table:table-cell office:value-type="float" office:value="0" table:formula="of:=HOUR([.$D142]-[.$C142])+MINUTE([.$D142]-[.$C14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3]-DATE(YEAR([.A143]+3-MOD([.A143]-2;7));1;MOD([.A14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3]-[.E143]" table:style-name="ce14">
            <text:p>0,00</text:p>
          </table:table-cell>
          <table:table-cell office:value-type="float" office:value="0" table:formula="of:=HOUR([.$D143]-[.$C143])+MINUTE([.$D143]-[.$C14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4]-DATE(YEAR([.A144]+3-MOD([.A144]-2;7));1;MOD([.A14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4]-[.E144]" table:style-name="ce14">
            <text:p>0,00</text:p>
          </table:table-cell>
          <table:table-cell office:value-type="float" office:value="0" table:formula="of:=HOUR([.$D144]-[.$C144])+MINUTE([.$D144]-[.$C14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5]-DATE(YEAR([.A145]+3-MOD([.A145]-2;7));1;MOD([.A14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5]-[.E145]" table:style-name="ce14">
            <text:p>0,00</text:p>
          </table:table-cell>
          <table:table-cell office:value-type="float" office:value="0" table:formula="of:=HOUR([.$D145]-[.$C145])+MINUTE([.$D145]-[.$C14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6]-DATE(YEAR([.A146]+3-MOD([.A146]-2;7));1;MOD([.A14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6]-[.E146]" table:style-name="ce14">
            <text:p>0,00</text:p>
          </table:table-cell>
          <table:table-cell office:value-type="float" office:value="0" table:formula="of:=HOUR([.$D146]-[.$C146])+MINUTE([.$D146]-[.$C14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7]-DATE(YEAR([.A147]+3-MOD([.A147]-2;7));1;MOD([.A14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7]-[.E147]" table:style-name="ce14">
            <text:p>0,00</text:p>
          </table:table-cell>
          <table:table-cell office:value-type="float" office:value="0" table:formula="of:=HOUR([.$D147]-[.$C147])+MINUTE([.$D147]-[.$C14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8]-DATE(YEAR([.A148]+3-MOD([.A148]-2;7));1;MOD([.A14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8]-[.E148]" table:style-name="ce14">
            <text:p>0,00</text:p>
          </table:table-cell>
          <table:table-cell office:value-type="float" office:value="0" table:formula="of:=HOUR([.$D148]-[.$C148])+MINUTE([.$D148]-[.$C14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49]-DATE(YEAR([.A149]+3-MOD([.A149]-2;7));1;MOD([.A14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49]-[.E149]" table:style-name="ce14">
            <text:p>0,00</text:p>
          </table:table-cell>
          <table:table-cell office:value-type="float" office:value="0" table:formula="of:=HOUR([.$D149]-[.$C149])+MINUTE([.$D149]-[.$C14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0]-DATE(YEAR([.A150]+3-MOD([.A150]-2;7));1;MOD([.A15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0]-[.E150]" table:style-name="ce14">
            <text:p>0,00</text:p>
          </table:table-cell>
          <table:table-cell office:value-type="float" office:value="0" table:formula="of:=HOUR([.$D150]-[.$C150])+MINUTE([.$D150]-[.$C15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1]-DATE(YEAR([.A151]+3-MOD([.A151]-2;7));1;MOD([.A15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1]-[.E151]" table:style-name="ce14">
            <text:p>0,00</text:p>
          </table:table-cell>
          <table:table-cell office:value-type="float" office:value="0" table:formula="of:=HOUR([.$D151]-[.$C151])+MINUTE([.$D151]-[.$C15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2]-DATE(YEAR([.A152]+3-MOD([.A152]-2;7));1;MOD([.A15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2]-[.E152]" table:style-name="ce14">
            <text:p>0,00</text:p>
          </table:table-cell>
          <table:table-cell office:value-type="float" office:value="0" table:formula="of:=HOUR([.$D152]-[.$C152])+MINUTE([.$D152]-[.$C15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3]-DATE(YEAR([.A153]+3-MOD([.A153]-2;7));1;MOD([.A15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3]-[.E153]" table:style-name="ce14">
            <text:p>0,00</text:p>
          </table:table-cell>
          <table:table-cell office:value-type="float" office:value="0" table:formula="of:=HOUR([.$D153]-[.$C153])+MINUTE([.$D153]-[.$C15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4]-DATE(YEAR([.A154]+3-MOD([.A154]-2;7));1;MOD([.A15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4]-[.E154]" table:style-name="ce14">
            <text:p>0,00</text:p>
          </table:table-cell>
          <table:table-cell office:value-type="float" office:value="0" table:formula="of:=HOUR([.$D154]-[.$C154])+MINUTE([.$D154]-[.$C15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5]-DATE(YEAR([.A155]+3-MOD([.A155]-2;7));1;MOD([.A15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5]-[.E155]" table:style-name="ce14">
            <text:p>0,00</text:p>
          </table:table-cell>
          <table:table-cell office:value-type="float" office:value="0" table:formula="of:=HOUR([.$D155]-[.$C155])+MINUTE([.$D155]-[.$C15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6]-DATE(YEAR([.A156]+3-MOD([.A156]-2;7));1;MOD([.A15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6]-[.E156]" table:style-name="ce14">
            <text:p>0,00</text:p>
          </table:table-cell>
          <table:table-cell office:value-type="float" office:value="0" table:formula="of:=HOUR([.$D156]-[.$C156])+MINUTE([.$D156]-[.$C15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7]-DATE(YEAR([.A157]+3-MOD([.A157]-2;7));1;MOD([.A15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7]-[.E157]" table:style-name="ce14">
            <text:p>0,00</text:p>
          </table:table-cell>
          <table:table-cell office:value-type="float" office:value="0" table:formula="of:=HOUR([.$D157]-[.$C157])+MINUTE([.$D157]-[.$C15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8]-DATE(YEAR([.A158]+3-MOD([.A158]-2;7));1;MOD([.A15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8]-[.E158]" table:style-name="ce14">
            <text:p>0,00</text:p>
          </table:table-cell>
          <table:table-cell office:value-type="float" office:value="0" table:formula="of:=HOUR([.$D158]-[.$C158])+MINUTE([.$D158]-[.$C15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59]-DATE(YEAR([.A159]+3-MOD([.A159]-2;7));1;MOD([.A15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59]-[.E159]" table:style-name="ce14">
            <text:p>0,00</text:p>
          </table:table-cell>
          <table:table-cell office:value-type="float" office:value="0" table:formula="of:=HOUR([.$D159]-[.$C159])+MINUTE([.$D159]-[.$C15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0]-DATE(YEAR([.A160]+3-MOD([.A160]-2;7));1;MOD([.A16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0]-[.E160]" table:style-name="ce14">
            <text:p>0,00</text:p>
          </table:table-cell>
          <table:table-cell office:value-type="float" office:value="0" table:formula="of:=HOUR([.$D160]-[.$C160])+MINUTE([.$D160]-[.$C16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1]-DATE(YEAR([.A161]+3-MOD([.A161]-2;7));1;MOD([.A16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1]-[.E161]" table:style-name="ce14">
            <text:p>0,00</text:p>
          </table:table-cell>
          <table:table-cell office:value-type="float" office:value="0" table:formula="of:=HOUR([.$D161]-[.$C161])+MINUTE([.$D161]-[.$C16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2]-DATE(YEAR([.A162]+3-MOD([.A162]-2;7));1;MOD([.A16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2]-[.E162]" table:style-name="ce14">
            <text:p>0,00</text:p>
          </table:table-cell>
          <table:table-cell office:value-type="float" office:value="0" table:formula="of:=HOUR([.$D162]-[.$C162])+MINUTE([.$D162]-[.$C16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3]-DATE(YEAR([.A163]+3-MOD([.A163]-2;7));1;MOD([.A16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3]-[.E163]" table:style-name="ce14">
            <text:p>0,00</text:p>
          </table:table-cell>
          <table:table-cell office:value-type="float" office:value="0" table:formula="of:=HOUR([.$D163]-[.$C163])+MINUTE([.$D163]-[.$C16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4]-DATE(YEAR([.A164]+3-MOD([.A164]-2;7));1;MOD([.A16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4]-[.E164]" table:style-name="ce14">
            <text:p>0,00</text:p>
          </table:table-cell>
          <table:table-cell office:value-type="float" office:value="0" table:formula="of:=HOUR([.$D164]-[.$C164])+MINUTE([.$D164]-[.$C16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5]-DATE(YEAR([.A165]+3-MOD([.A165]-2;7));1;MOD([.A16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5]-[.E165]" table:style-name="ce14">
            <text:p>0,00</text:p>
          </table:table-cell>
          <table:table-cell office:value-type="float" office:value="0" table:formula="of:=HOUR([.$D165]-[.$C165])+MINUTE([.$D165]-[.$C16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6]-DATE(YEAR([.A166]+3-MOD([.A166]-2;7));1;MOD([.A16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6]-[.E166]" table:style-name="ce14">
            <text:p>0,00</text:p>
          </table:table-cell>
          <table:table-cell office:value-type="float" office:value="0" table:formula="of:=HOUR([.$D166]-[.$C166])+MINUTE([.$D166]-[.$C16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7]-DATE(YEAR([.A167]+3-MOD([.A167]-2;7));1;MOD([.A16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7]-[.E167]" table:style-name="ce14">
            <text:p>0,00</text:p>
          </table:table-cell>
          <table:table-cell office:value-type="float" office:value="0" table:formula="of:=HOUR([.$D167]-[.$C167])+MINUTE([.$D167]-[.$C16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8]-DATE(YEAR([.A168]+3-MOD([.A168]-2;7));1;MOD([.A16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8]-[.E168]" table:style-name="ce14">
            <text:p>0,00</text:p>
          </table:table-cell>
          <table:table-cell office:value-type="float" office:value="0" table:formula="of:=HOUR([.$D168]-[.$C168])+MINUTE([.$D168]-[.$C16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69]-DATE(YEAR([.A169]+3-MOD([.A169]-2;7));1;MOD([.A16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69]-[.E169]" table:style-name="ce14">
            <text:p>0,00</text:p>
          </table:table-cell>
          <table:table-cell office:value-type="float" office:value="0" table:formula="of:=HOUR([.$D169]-[.$C169])+MINUTE([.$D169]-[.$C16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0]-DATE(YEAR([.A170]+3-MOD([.A170]-2;7));1;MOD([.A17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0]-[.E170]" table:style-name="ce14">
            <text:p>0,00</text:p>
          </table:table-cell>
          <table:table-cell office:value-type="float" office:value="0" table:formula="of:=HOUR([.$D170]-[.$C170])+MINUTE([.$D170]-[.$C17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1]-DATE(YEAR([.A171]+3-MOD([.A171]-2;7));1;MOD([.A17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1]-[.E171]" table:style-name="ce14">
            <text:p>0,00</text:p>
          </table:table-cell>
          <table:table-cell office:value-type="float" office:value="0" table:formula="of:=HOUR([.$D171]-[.$C171])+MINUTE([.$D171]-[.$C17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2]-DATE(YEAR([.A172]+3-MOD([.A172]-2;7));1;MOD([.A17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2]-[.E172]" table:style-name="ce14">
            <text:p>0,00</text:p>
          </table:table-cell>
          <table:table-cell office:value-type="float" office:value="0" table:formula="of:=HOUR([.$D172]-[.$C172])+MINUTE([.$D172]-[.$C17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3]-DATE(YEAR([.A173]+3-MOD([.A173]-2;7));1;MOD([.A17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3]-[.E173]" table:style-name="ce14">
            <text:p>0,00</text:p>
          </table:table-cell>
          <table:table-cell office:value-type="float" office:value="0" table:formula="of:=HOUR([.$D173]-[.$C173])+MINUTE([.$D173]-[.$C17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4]-DATE(YEAR([.A174]+3-MOD([.A174]-2;7));1;MOD([.A17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4]-[.E174]" table:style-name="ce14">
            <text:p>0,00</text:p>
          </table:table-cell>
          <table:table-cell office:value-type="float" office:value="0" table:formula="of:=HOUR([.$D174]-[.$C174])+MINUTE([.$D174]-[.$C17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5]-DATE(YEAR([.A175]+3-MOD([.A175]-2;7));1;MOD([.A17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5]-[.E175]" table:style-name="ce14">
            <text:p>0,00</text:p>
          </table:table-cell>
          <table:table-cell office:value-type="float" office:value="0" table:formula="of:=HOUR([.$D175]-[.$C175])+MINUTE([.$D175]-[.$C17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6]-DATE(YEAR([.A176]+3-MOD([.A176]-2;7));1;MOD([.A17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6]-[.E176]" table:style-name="ce14">
            <text:p>0,00</text:p>
          </table:table-cell>
          <table:table-cell office:value-type="float" office:value="0" table:formula="of:=HOUR([.$D176]-[.$C176])+MINUTE([.$D176]-[.$C17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7]-DATE(YEAR([.A177]+3-MOD([.A177]-2;7));1;MOD([.A17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7]-[.E177]" table:style-name="ce14">
            <text:p>0,00</text:p>
          </table:table-cell>
          <table:table-cell office:value-type="float" office:value="0" table:formula="of:=HOUR([.$D177]-[.$C177])+MINUTE([.$D177]-[.$C17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8]-DATE(YEAR([.A178]+3-MOD([.A178]-2;7));1;MOD([.A17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8]-[.E178]" table:style-name="ce14">
            <text:p>0,00</text:p>
          </table:table-cell>
          <table:table-cell office:value-type="float" office:value="0" table:formula="of:=HOUR([.$D178]-[.$C178])+MINUTE([.$D178]-[.$C17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79]-DATE(YEAR([.A179]+3-MOD([.A179]-2;7));1;MOD([.A17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79]-[.E179]" table:style-name="ce14">
            <text:p>0,00</text:p>
          </table:table-cell>
          <table:table-cell office:value-type="float" office:value="0" table:formula="of:=HOUR([.$D179]-[.$C179])+MINUTE([.$D179]-[.$C17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0]-DATE(YEAR([.A180]+3-MOD([.A180]-2;7));1;MOD([.A18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0]-[.E180]" table:style-name="ce14">
            <text:p>0,00</text:p>
          </table:table-cell>
          <table:table-cell office:value-type="float" office:value="0" table:formula="of:=HOUR([.$D180]-[.$C180])+MINUTE([.$D180]-[.$C18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1]-DATE(YEAR([.A181]+3-MOD([.A181]-2;7));1;MOD([.A18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1]-[.E181]" table:style-name="ce14">
            <text:p>0,00</text:p>
          </table:table-cell>
          <table:table-cell office:value-type="float" office:value="0" table:formula="of:=HOUR([.$D181]-[.$C181])+MINUTE([.$D181]-[.$C18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2]-DATE(YEAR([.A182]+3-MOD([.A182]-2;7));1;MOD([.A18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2]-[.E182]" table:style-name="ce14">
            <text:p>0,00</text:p>
          </table:table-cell>
          <table:table-cell office:value-type="float" office:value="0" table:formula="of:=HOUR([.$D182]-[.$C182])+MINUTE([.$D182]-[.$C18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3]-DATE(YEAR([.A183]+3-MOD([.A183]-2;7));1;MOD([.A18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3]-[.E183]" table:style-name="ce14">
            <text:p>0,00</text:p>
          </table:table-cell>
          <table:table-cell office:value-type="float" office:value="0" table:formula="of:=HOUR([.$D183]-[.$C183])+MINUTE([.$D183]-[.$C18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4]-DATE(YEAR([.A184]+3-MOD([.A184]-2;7));1;MOD([.A18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4]-[.E184]" table:style-name="ce14">
            <text:p>0,00</text:p>
          </table:table-cell>
          <table:table-cell office:value-type="float" office:value="0" table:formula="of:=HOUR([.$D184]-[.$C184])+MINUTE([.$D184]-[.$C18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5]-DATE(YEAR([.A185]+3-MOD([.A185]-2;7));1;MOD([.A18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5]-[.E185]" table:style-name="ce14">
            <text:p>0,00</text:p>
          </table:table-cell>
          <table:table-cell office:value-type="float" office:value="0" table:formula="of:=HOUR([.$D185]-[.$C185])+MINUTE([.$D185]-[.$C18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6]-DATE(YEAR([.A186]+3-MOD([.A186]-2;7));1;MOD([.A18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6]-[.E186]" table:style-name="ce14">
            <text:p>0,00</text:p>
          </table:table-cell>
          <table:table-cell office:value-type="float" office:value="0" table:formula="of:=HOUR([.$D186]-[.$C186])+MINUTE([.$D186]-[.$C18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7]-DATE(YEAR([.A187]+3-MOD([.A187]-2;7));1;MOD([.A18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7]-[.E187]" table:style-name="ce14">
            <text:p>0,00</text:p>
          </table:table-cell>
          <table:table-cell office:value-type="float" office:value="0" table:formula="of:=HOUR([.$D187]-[.$C187])+MINUTE([.$D187]-[.$C18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8]-DATE(YEAR([.A188]+3-MOD([.A188]-2;7));1;MOD([.A18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8]-[.E188]" table:style-name="ce14">
            <text:p>0,00</text:p>
          </table:table-cell>
          <table:table-cell office:value-type="float" office:value="0" table:formula="of:=HOUR([.$D188]-[.$C188])+MINUTE([.$D188]-[.$C18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89]-DATE(YEAR([.A189]+3-MOD([.A189]-2;7));1;MOD([.A18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89]-[.E189]" table:style-name="ce14">
            <text:p>0,00</text:p>
          </table:table-cell>
          <table:table-cell office:value-type="float" office:value="0" table:formula="of:=HOUR([.$D189]-[.$C189])+MINUTE([.$D189]-[.$C18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0]-DATE(YEAR([.A190]+3-MOD([.A190]-2;7));1;MOD([.A19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0]-[.E190]" table:style-name="ce14">
            <text:p>0,00</text:p>
          </table:table-cell>
          <table:table-cell office:value-type="float" office:value="0" table:formula="of:=HOUR([.$D190]-[.$C190])+MINUTE([.$D190]-[.$C19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1]-DATE(YEAR([.A191]+3-MOD([.A191]-2;7));1;MOD([.A19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1]-[.E191]" table:style-name="ce14">
            <text:p>0,00</text:p>
          </table:table-cell>
          <table:table-cell office:value-type="float" office:value="0" table:formula="of:=HOUR([.$D191]-[.$C191])+MINUTE([.$D191]-[.$C19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2]-DATE(YEAR([.A192]+3-MOD([.A192]-2;7));1;MOD([.A19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2]-[.E192]" table:style-name="ce14">
            <text:p>0,00</text:p>
          </table:table-cell>
          <table:table-cell office:value-type="float" office:value="0" table:formula="of:=HOUR([.$D192]-[.$C192])+MINUTE([.$D192]-[.$C19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3]-DATE(YEAR([.A193]+3-MOD([.A193]-2;7));1;MOD([.A19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3]-[.E193]" table:style-name="ce14">
            <text:p>0,00</text:p>
          </table:table-cell>
          <table:table-cell office:value-type="float" office:value="0" table:formula="of:=HOUR([.$D193]-[.$C193])+MINUTE([.$D193]-[.$C193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4]-DATE(YEAR([.A194]+3-MOD([.A194]-2;7));1;MOD([.A194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4]-[.E194]" table:style-name="ce14">
            <text:p>0,00</text:p>
          </table:table-cell>
          <table:table-cell office:value-type="float" office:value="0" table:formula="of:=HOUR([.$D194]-[.$C194])+MINUTE([.$D194]-[.$C194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5]-DATE(YEAR([.A195]+3-MOD([.A195]-2;7));1;MOD([.A195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5]-[.E195]" table:style-name="ce14">
            <text:p>0,00</text:p>
          </table:table-cell>
          <table:table-cell office:value-type="float" office:value="0" table:formula="of:=HOUR([.$D195]-[.$C195])+MINUTE([.$D195]-[.$C195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6]-DATE(YEAR([.A196]+3-MOD([.A196]-2;7));1;MOD([.A196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6]-[.E196]" table:style-name="ce14">
            <text:p>0,00</text:p>
          </table:table-cell>
          <table:table-cell office:value-type="float" office:value="0" table:formula="of:=HOUR([.$D196]-[.$C196])+MINUTE([.$D196]-[.$C196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7]-DATE(YEAR([.A197]+3-MOD([.A197]-2;7));1;MOD([.A197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7]-[.E197]" table:style-name="ce14">
            <text:p>0,00</text:p>
          </table:table-cell>
          <table:table-cell office:value-type="float" office:value="0" table:formula="of:=HOUR([.$D197]-[.$C197])+MINUTE([.$D197]-[.$C197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8]-DATE(YEAR([.A198]+3-MOD([.A198]-2;7));1;MOD([.A198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8]-[.E198]" table:style-name="ce14">
            <text:p>0,00</text:p>
          </table:table-cell>
          <table:table-cell office:value-type="float" office:value="0" table:formula="of:=HOUR([.$D198]-[.$C198])+MINUTE([.$D198]-[.$C198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199]-DATE(YEAR([.A199]+3-MOD([.A199]-2;7));1;MOD([.A199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199]-[.E199]" table:style-name="ce14">
            <text:p>0,00</text:p>
          </table:table-cell>
          <table:table-cell office:value-type="float" office:value="0" table:formula="of:=HOUR([.$D199]-[.$C199])+MINUTE([.$D199]-[.$C199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200]-DATE(YEAR([.A200]+3-MOD([.A200]-2;7));1;MOD([.A200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200]-[.E200]" table:style-name="ce14">
            <text:p>0,00</text:p>
          </table:table-cell>
          <table:table-cell office:value-type="float" office:value="0" table:formula="of:=HOUR([.$D200]-[.$C200])+MINUTE([.$D200]-[.$C200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201]-DATE(YEAR([.A201]+3-MOD([.A201]-2;7));1;MOD([.A201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201]-[.E201]" table:style-name="ce14">
            <text:p>0,00</text:p>
          </table:table-cell>
          <table:table-cell office:value-type="float" office:value="0" table:formula="of:=HOUR([.$D201]-[.$C201])+MINUTE([.$D201]-[.$C201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202]-DATE(YEAR([.A202]+3-MOD([.A202]-2;7));1;MOD([.A202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202]-[.E202]" table:style-name="ce14">
            <text:p>0,00</text:p>
          </table:table-cell>
          <table:table-cell office:value-type="float" office:value="0" table:formula="of:=HOUR([.$D202]-[.$C202])+MINUTE([.$D202]-[.$C202])/60" table:style-name="ce13">
            <text:p>0,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6"/>
          <table:table-cell office:value-type="float" office:value="0" table:formula="of:=TRUNC(([.A203]-DATE(YEAR([.A203]+3-MOD([.A203]-2;7));1;MOD([.A203]-2;7)-9))/7)" table:style-name="ce10">
            <text:p>#NUM!</text:p>
          </table:table-cell>
          <table:table-cell table:style-name="ce11"/>
          <table:table-cell table:style-name="ce12"/>
          <table:table-cell table:style-name="ce14"/>
          <table:table-cell office:value-type="float" office:value="0" table:formula="of:=[.G203]-[.E203]" table:style-name="ce14">
            <text:p>0,00</text:p>
          </table:table-cell>
          <table:table-cell office:value-type="float" office:value="0" table:formula="of:=HOUR([.$D203]-[.$C203])+MINUTE([.$D203]-[.$C203])/60" table:style-name="ce13">
            <text:p>0,00</text:p>
          </table:table-cell>
          <table:table-cell table:style-name="ce15"/>
          <table:table-cell table:number-columns-repeated="16376"/>
        </table:table-row>
        <table:table-row table:number-rows-repeated="1048373" table:style-name="ro3">
          <table:table-cell table:number-columns-repeated="16384"/>
        </table:table-row>
        <table:named-expressions>
          <table:named-range table:name="Print_Area" table:cell-range-address="Begleitprotokoll.$A$1:Begleitprotokoll.$H$30" table:base-cell-address="Begleitprotokoll.$A$1"/>
        </table:named-expressions>
      </table:table>
      <table:table table:name="Betreuungsprotokoll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2" table:number-columns-repeated="1016" table:default-cell-style-name="ce1"/>
        <table:table-column table:style-name="co8" table:number-columns-repeated="15360" table:default-cell-style-name="ce1"/>
        <table:table-row table:style-name="ro4">
          <table:table-cell office:value-type="string" table:number-columns-spanned="8" table:number-rows-spanned="1" table:style-name="ce42">
            <text:p>Betreuungsprotokoll für Diplomarbeit in der HTL Hollabrunn</text:p>
          </table:table-cell>
          <table:covered-table-cell table:number-columns-repeated="7"/>
          <table:table-cell table:number-columns-repeated="16376" table:style-name="ce28"/>
        </table:table-row>
        <table:table-row table:style-name="ro1">
          <table:table-cell office:value-type="string" table:style-name="ce29">
            <text:p>Kandidat/in:</text:p>
          </table:table-cell>
          <table:table-cell office:value-type="string" table:style-name="ce29">
            <text:p>Clemens Pruggmayer</text:p>
          </table:table-cell>
          <table:table-cell office:value-type="string" table:number-columns-spanned="3" table:number-rows-spanned="1" table:style-name="ce43">
            <text:p>Jahrgang:</text:p>
          </table:table-cell>
          <table:covered-table-cell table:number-columns-repeated="2"/>
          <table:table-cell office:value-type="string" table:number-columns-spanned="3" table:number-rows-spanned="1" table:style-name="ce43">
            <text:p>5BHEL 2019/20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office:value-type="string" table:style-name="ce30">
            <text:p>Thema:</text:p>
          </table:table-cell>
          <table:table-cell table:style-name="ce29"/>
          <table:table-cell office:value-type="string" table:number-columns-spanned="3" table:number-rows-spanned="1" table:style-name="ce44">
            <text:p>individuelle</text:p>
            <text:p>Themenstellung:</text:p>
          </table:table-cell>
          <table:covered-table-cell table:number-columns-repeated="2"/>
          <table:table-cell table:number-columns-spanned="3" table:number-rows-spanned="1" table:style-name="ce45"/>
          <table:covered-table-cell table:number-columns-repeated="2"/>
          <table:table-cell table:number-columns-repeated="16376"/>
        </table:table-row>
        <table:table-row table:style-name="ro1">
          <table:table-cell office:value-type="string" table:style-name="ce29">
            <text:p>Betreuer:</text:p>
          </table:table-cell>
          <table:table-cell table:style-name="ce31"/>
          <table:table-cell table:number-columns-repeated="16382" table:style-name="ce1"/>
        </table:table-row>
        <table:table-row table:style-name="ro6">
          <table:table-cell table:number-columns-repeated="16384" table:style-name="ce1"/>
        </table:table-row>
        <table:table-row table:style-name="ro7">
          <table:table-cell office:value-type="string" table:style-name="ce32">
            <text:p>Datum</text:p>
          </table:table-cell>
          <table:table-cell office:value-type="string" table:style-name="ce32">
            <text:p>Gesprächsnotiz</text:p>
          </table:table-cell>
          <table:table-cell office:value-type="string" table:style-name="ce33">
            <text:p>Fach-kompetenz</text:p>
          </table:table-cell>
          <table:table-cell office:value-type="string" table:style-name="ce33">
            <text:p>Methoden-kompetenz</text:p>
          </table:table-cell>
          <table:table-cell office:value-type="string" table:style-name="ce33">
            <text:p>Selbst-kompetenz</text:p>
          </table:table-cell>
          <table:table-cell office:value-type="string" table:style-name="ce33">
            <text:p>Sprach-kompetenz</text:p>
          </table:table-cell>
          <table:table-cell office:value-type="string" table:style-name="ce33">
            <text:p>Dokumentation</text:p>
          </table:table-cell>
          <table:table-cell office:value-type="string" table:style-name="ce34">
            <text:p>Aufgaben, To-Do</text:p>
          </table:table-cell>
          <table:table-cell table:number-columns-repeated="16376" table:style-name="ce35"/>
        </table:table-row>
        <table:table-row table:style-name="ro8">
          <table:table-cell office:value-type="date" office:date-value="2017-06-14T00:00:00" table:style-name="ce36">
            <text:p>6.14.2017</text:p>
          </table:table-cell>
          <table:table-cell office:value-type="string" table:style-name="ce37">
            <text:p>Was ist bisher geschehen? - Aktueller Status</text:p>
            <text:p>Besprechung der Aufgabenstellung</text:p>
            <text:p/>
            <text:p>Nächster Besprechnungstermin</text:p>
          </table:table-cell>
          <table:table-cell office:value-type="float" office:value="80" table:style-name="ce38">
            <text:p>80</text:p>
          </table:table-cell>
          <table:table-cell office:value-type="float" office:value="75" table:style-name="ce38">
            <text:p>75</text:p>
          </table:table-cell>
          <table:table-cell office:value-type="float" office:value="70" table:style-name="ce38">
            <text:p>70</text:p>
          </table:table-cell>
          <table:table-cell table:number-columns-repeated="2" table:style-name="ce38"/>
          <table:table-cell office:value-type="string" table:style-name="ce39">
            <text:p>Ausarbeitung von Konzepten</text:p>
            <text:p>Vorgänger Projekt nachvollziehen</text:p>
            <text:p>Welche Tätigkeiten sind für die Ferien geplant ?</text:p>
            <text:p>Was wird für diese Tätigkeiten während der Ferien benötigt (Bauteile,Messgeräte,...) ?</text:p>
          </table:table-cell>
          <table:table-cell table:number-columns-repeated="16376"/>
        </table:table-row>
        <table:table-row table:style-name="ro9">
          <table:table-cell table:style-name="ce36"/>
          <table:table-cell table:style-name="ce37"/>
          <table:table-cell table:number-columns-repeated="5" table:style-name="ce38"/>
          <table:table-cell table:style-name="ce40"/>
          <table:table-cell table:number-columns-repeated="16376"/>
        </table:table-row>
        <table:table-row table:style-name="ro9">
          <table:table-cell table:style-name="ce36"/>
          <table:table-cell table:style-name="ce41"/>
          <table:table-cell table:number-columns-repeated="5" table:style-name="ce38"/>
          <table:table-cell table:style-name="ce40"/>
          <table:table-cell table:number-columns-repeated="16376"/>
        </table:table-row>
        <table:table-row table:number-rows-repeated="2" table:style-name="ro9">
          <table:table-cell table:style-name="ce36"/>
          <table:table-cell table:style-name="ce37"/>
          <table:table-cell table:number-columns-repeated="5" table:style-name="ce38"/>
          <table:table-cell table:style-name="ce40"/>
          <table:table-cell table:number-columns-repeated="16376"/>
        </table:table-row>
        <table:table-row table:style-name="ro9">
          <table:table-cell table:number-columns-repeated="2" table:style-name="ce41"/>
          <table:table-cell table:number-columns-repeated="5" table:style-name="ce38"/>
          <table:table-cell table:style-name="ce40"/>
          <table:table-cell table:number-columns-repeated="16376"/>
        </table:table-row>
        <table:table-row table:style-name="ro10">
          <table:table-cell table:number-columns-repeated="16384" table:style-name="ce1"/>
        </table:table-row>
        <table:table-row table:style-name="ro1">
          <table:table-cell office:value-type="string" table:number-columns-spanned="8" table:number-rows-spanned="1" table:style-name="ce54">
            <text:p>Begründung: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spanned="8" table:number-rows-spanned="2" table:style-name="ce46"/>
          <table:covered-table-cell table:number-columns-repeated="7"/>
          <table:table-cell table:number-columns-repeated="16376"/>
        </table:table-row>
        <table:table-row table:style-name="ro1">
          <table:covered-table-cell/>
          <table:covered-table-cell table:number-columns-repeated="7"/>
          <table:table-cell table:number-columns-repeated="16376"/>
        </table:table-row>
        <table:table-row table:number-rows-repeated="1048560" table:style-name="ro3">
          <table:table-cell table:number-columns-repeated="16384"/>
        </table:table-row>
      </table:table>
      <table:table table:name="Wochenstunden" table:style-name="ta3">
        <table:table-column table:style-name="co2" table:number-columns-repeated="8" table:default-cell-style-name="ce1"/>
        <table:table-column table:style-name="co8" table:number-columns-repeated="16376" table:default-cell-style-name="ce1"/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53">
            <text:p>Summe:</text:p>
          </table:table-cell>
          <table:covered-table-cell/>
          <table:table-cell office:value-type="float" office:value="138.83333333333331" table:formula="of:=SUM([.D11:.D62])" table:style-name="ce47">
            <text:p>138,83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8">
            <text:p>Woche:</text:p>
          </table:table-cell>
          <table:table-cell office:value-type="string" table:style-name="ce49">
            <text:p>Arbeitszeit: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6" table:style-name="ce50">
            <text:p>16</text:p>
          </table:table-cell>
          <table:table-cell office:value-type="float" office:value="0" table:formula="of:=SUMIF([Begleitprotokoll.$B$5:.$B$56];[Wochenstunden.$C11];[Begleitprotokoll.$G$5:.$G$56])" table:style-name="ce51">
            <text:p>0,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7" table:style-name="ce50">
            <text:p>17</text:p>
          </table:table-cell>
          <table:table-cell office:value-type="float" office:value="0" table:formula="of:=SUMIF([Begleitprotokoll.$B$5:.$B$56];[Wochenstunden.$C12];[Begleitprotokoll.$G$5:.$G$56])" table:style-name="ce51">
            <text:p>0,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8" table:style-name="ce50">
            <text:p>18</text:p>
          </table:table-cell>
          <table:table-cell office:value-type="float" office:value="9.5" table:formula="of:=SUMIF([Begleitprotokoll.$B$5:.$B$56];[Wochenstunden.$C13];[Begleitprotokoll.$G$5:.$G$56])" table:style-name="ce51">
            <text:p>9,50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.5079in" svg:y="0.05977in" svg:width="10.4004in" svg:height="5.01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" table:style-name="ce50">
            <text:p>19</text:p>
          </table:table-cell>
          <table:table-cell office:value-type="float" office:value="2" table:formula="of:=SUMIF([Begleitprotokoll.$B$5:.$B$56];[Wochenstunden.$C14];[Begleitprotokoll.$G$5:.$G$56])" table:style-name="ce51">
            <text:p>2,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0" table:style-name="ce50">
            <text:p>20</text:p>
          </table:table-cell>
          <table:table-cell office:value-type="float" office:value="0" table:formula="of:=SUMIF([Begleitprotokoll.$B$5:.$B$56];[Wochenstunden.$C15];[Begleitprotokoll.$G$5:.$G$56])" table:style-name="ce51">
            <text:p>0,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1" table:style-name="ce50">
            <text:p>21</text:p>
          </table:table-cell>
          <table:table-cell office:value-type="float" office:value="19" table:formula="of:=SUMIF([Begleitprotokoll.$B$5:.$B$56];[Wochenstunden.$C16];[Begleitprotokoll.$G$5:.$G$56])" table:style-name="ce51">
            <text:p>19,0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2" table:style-name="ce50">
            <text:p>22</text:p>
          </table:table-cell>
          <table:table-cell office:value-type="float" office:value="0" table:formula="of:=SUMIF([Begleitprotokoll.$B$5:.$B$56];[Wochenstunden.$C17];[Begleitprotokoll.$G$5:.$G$56])" table:style-name="ce51">
            <text:p>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" table:style-name="ce50">
            <text:p>23</text:p>
          </table:table-cell>
          <table:table-cell office:value-type="float" office:value="0" table:formula="of:=SUMIF([Begleitprotokoll.$B$5:.$B$56];[Wochenstunden.$C18];[Begleitprotokoll.$G$5:.$G$56])" table:style-name="ce51">
            <text:p>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" table:style-name="ce50">
            <text:p>24</text:p>
          </table:table-cell>
          <table:table-cell office:value-type="float" office:value="9" table:formula="of:=SUMIF([Begleitprotokoll.$B$5:.$B$56];[Wochenstunden.$C19];[Begleitprotokoll.$G$5:.$G$56])" table:style-name="ce51">
            <text:p>9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" table:style-name="ce50">
            <text:p>25</text:p>
          </table:table-cell>
          <table:table-cell office:value-type="float" office:value="8" table:formula="of:=SUMIF([Begleitprotokoll.$B$5:.$B$56];[Wochenstunden.$C20];[Begleitprotokoll.$G$5:.$G$56])" table:style-name="ce51">
            <text:p>8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" table:style-name="ce50">
            <text:p>26</text:p>
          </table:table-cell>
          <table:table-cell office:value-type="float" office:value="0" table:formula="of:=SUMIF([Begleitprotokoll.$B$5:.$B$56];[Wochenstunden.$C21];[Begleitprotokoll.$G$5:.$G$56])" table:style-name="ce51">
            <text:p>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" table:style-name="ce50">
            <text:p>27</text:p>
          </table:table-cell>
          <table:table-cell office:value-type="float" office:value="8" table:formula="of:=SUMIF([Begleitprotokoll.$B$5:.$B$56];[Wochenstunden.$C22];[Begleitprotokoll.$G$5:.$G$56])" table:style-name="ce51">
            <text:p>8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" table:style-name="ce50">
            <text:p>28</text:p>
          </table:table-cell>
          <table:table-cell office:value-type="float" office:value="3" table:formula="of:=SUMIF([Begleitprotokoll.$B$5:.$B$56];[Wochenstunden.$C23];[Begleitprotokoll.$G$5:.$G$56])" table:style-name="ce51">
            <text:p>3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" table:style-name="ce50">
            <text:p>29</text:p>
          </table:table-cell>
          <table:table-cell office:value-type="float" office:value="6" table:formula="of:=SUMIF([Begleitprotokoll.$B$5:.$B$158];[Wochenstunden.$C24];[Begleitprotokoll.$G$5:.$G$158])" table:style-name="ce51">
            <text:p>6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" table:style-name="ce50">
            <text:p>30</text:p>
          </table:table-cell>
          <table:table-cell office:value-type="float" office:value="14" table:formula="of:=SUMIF([Begleitprotokoll.$B$5:.$B$158];[Wochenstunden.$C25];[Begleitprotokoll.$G$5:.$G$158])" table:style-name="ce51">
            <text:p>14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1" table:style-name="ce50">
            <text:p>31</text:p>
          </table:table-cell>
          <table:table-cell office:value-type="float" office:value="0" table:formula="of:=SUMIF([Begleitprotokoll.$B$5:.$B$158];[Wochenstunden.$C26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2" table:style-name="ce50">
            <text:p>32</text:p>
          </table:table-cell>
          <table:table-cell office:value-type="float" office:value="5" table:formula="of:=SUMIF([Begleitprotokoll.$B$5:.$B$158];[Wochenstunden.$C27];[Begleitprotokoll.$G$5:.$G$158])" table:style-name="ce51">
            <text:p>5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3" table:style-name="ce50">
            <text:p>33</text:p>
          </table:table-cell>
          <table:table-cell office:value-type="float" office:value="1" table:formula="of:=SUMIF([Begleitprotokoll.$B$5:.$B$158];[Wochenstunden.$C28];[Begleitprotokoll.$G$5:.$G$158])" table:style-name="ce51">
            <text:p>1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4" table:style-name="ce50">
            <text:p>34</text:p>
          </table:table-cell>
          <table:table-cell office:value-type="float" office:value="2" table:formula="of:=SUMIF([Begleitprotokoll.$B$5:.$B$158];[Wochenstunden.$C29];[Begleitprotokoll.$G$5:.$G$158])" table:style-name="ce51">
            <text:p>2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5" table:style-name="ce50">
            <text:p>35</text:p>
          </table:table-cell>
          <table:table-cell office:value-type="float" office:value="0" table:formula="of:=SUMIF([Begleitprotokoll.$B$5:.$B$158];[Wochenstunden.$C30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6" table:style-name="ce50">
            <text:p>36</text:p>
          </table:table-cell>
          <table:table-cell office:value-type="float" office:value="9" table:formula="of:=SUMIF([Begleitprotokoll.$B$5:.$B$158];[Wochenstunden.$C31];[Begleitprotokoll.$G$5:.$G$158])" table:style-name="ce51">
            <text:p>9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7" table:style-name="ce50">
            <text:p>37</text:p>
          </table:table-cell>
          <table:table-cell office:value-type="float" office:value="7.333333333333333" table:formula="of:=SUMIF([Begleitprotokoll.$B$5:.$B$158];[Wochenstunden.$C32];[Begleitprotokoll.$G$5:.$G$158])" table:style-name="ce51">
            <text:p>7,33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8" table:style-name="ce50">
            <text:p>38</text:p>
          </table:table-cell>
          <table:table-cell office:value-type="float" office:value="8.75" table:formula="of:=SUMIF([Begleitprotokoll.$B$5:.$B$158];[Wochenstunden.$C33];[Begleitprotokoll.$G$5:.$G$158])" table:style-name="ce51">
            <text:p>8,75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9" table:style-name="ce50">
            <text:p>39</text:p>
          </table:table-cell>
          <table:table-cell office:value-type="float" office:value="5.333333333333333" table:formula="of:=SUMIF([Begleitprotokoll.$B$5:.$B$158];[Wochenstunden.$C34];[Begleitprotokoll.$G$5:.$G$158])" table:style-name="ce51">
            <text:p>5,33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0" table:style-name="ce50">
            <text:p>40</text:p>
          </table:table-cell>
          <table:table-cell office:value-type="float" office:value="5.333333333333333" table:formula="of:=SUMIF([Begleitprotokoll.$B$5:.$B$158];[Wochenstunden.$C35];[Begleitprotokoll.$G$5:.$G$158])" table:style-name="ce51">
            <text:p>5,33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1" table:style-name="ce50">
            <text:p>41</text:p>
          </table:table-cell>
          <table:table-cell office:value-type="float" office:value="10.916666666666666" table:formula="of:=SUMIF([Begleitprotokoll.$B$5:.$B$158];[Wochenstunden.$C36];[Begleitprotokoll.$G$5:.$G$158])" table:style-name="ce51">
            <text:p>10,92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2" table:style-name="ce50">
            <text:p>42</text:p>
          </table:table-cell>
          <table:table-cell office:value-type="float" office:value="5.6666666666666661" table:formula="of:=SUMIF([Begleitprotokoll.$B$5:.$B$158];[Wochenstunden.$C37];[Begleitprotokoll.$G$5:.$G$158])" table:style-name="ce51">
            <text:p>5,67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3" table:style-name="ce50">
            <text:p>43</text:p>
          </table:table-cell>
          <table:table-cell office:value-type="float" office:value="0" table:formula="of:=SUMIF([Begleitprotokoll.$B$5:.$B$158];[Wochenstunden.$C38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4" table:style-name="ce50">
            <text:p>44</text:p>
          </table:table-cell>
          <table:table-cell office:value-type="float" office:value="0" table:formula="of:=SUMIF([Begleitprotokoll.$B$5:.$B$158];[Wochenstunden.$C39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5" table:style-name="ce50">
            <text:p>45</text:p>
          </table:table-cell>
          <table:table-cell office:value-type="float" office:value="0" table:formula="of:=SUMIF([Begleitprotokoll.$B$5:.$B$158];[Wochenstunden.$C40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6" table:style-name="ce50">
            <text:p>46</text:p>
          </table:table-cell>
          <table:table-cell office:value-type="float" office:value="0" table:formula="of:=SUMIF([Begleitprotokoll.$B$5:.$B$158];[Wochenstunden.$C41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7" table:style-name="ce50">
            <text:p>47</text:p>
          </table:table-cell>
          <table:table-cell office:value-type="float" office:value="0" table:formula="of:=SUMIF([Begleitprotokoll.$B$5:.$B$158];[Wochenstunden.$C42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8" table:style-name="ce50">
            <text:p>48</text:p>
          </table:table-cell>
          <table:table-cell office:value-type="float" office:value="0" table:formula="of:=SUMIF([Begleitprotokoll.$B$5:.$B$158];[Wochenstunden.$C43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49" table:style-name="ce50">
            <text:p>49</text:p>
          </table:table-cell>
          <table:table-cell office:value-type="float" office:value="0" table:formula="of:=SUMIF([Begleitprotokoll.$B$5:.$B$158];[Wochenstunden.$C44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50" table:style-name="ce50">
            <text:p>50</text:p>
          </table:table-cell>
          <table:table-cell office:value-type="float" office:value="0" table:formula="of:=SUMIF([Begleitprotokoll.$B$5:.$B$158];[Wochenstunden.$C45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51" table:style-name="ce50">
            <text:p>51</text:p>
          </table:table-cell>
          <table:table-cell office:value-type="float" office:value="0" table:formula="of:=SUMIF([Begleitprotokoll.$B$5:.$B$158];[Wochenstunden.$C46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52" table:style-name="ce50">
            <text:p>52</text:p>
          </table:table-cell>
          <table:table-cell office:value-type="float" office:value="0" table:formula="of:=SUMIF([Begleitprotokoll.$B$5:.$B$158];[Wochenstunden.$C47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1" table:style-name="ce52">
            <text:p>1</text:p>
          </table:table-cell>
          <table:table-cell office:value-type="float" office:value="0" table:formula="of:=SUMIF([Begleitprotokoll.$B$5:.$B$158];[Wochenstunden.$C48];[Begleitprotokoll.$G$5:.$G$158])" table:style-name="ce51">
            <text:p>0,00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2" table:style-name="ce52">
            <text:p>2</text:p>
          </table:table-cell>
          <table:table-cell office:value-type="float" office:value="0" table:formula="of:=SUMIF([Begleitprotokoll.$B$5:.$B$158];[Wochenstunden.$C49];[Begleitprotokoll.$G$5:.$G$158])" table:style-name="ce51">
            <text:p>0,00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3">
          <table:table-cell table:number-columns-repeated="2"/>
          <table:table-cell office:value-type="float" office:value="3" table:style-name="ce52">
            <text:p>3</text:p>
          </table:table-cell>
          <table:table-cell office:value-type="float" office:value="0" table:formula="of:=SUMIF([Begleitprotokoll.$B$5:.$B$200];[Wochenstunden.$C50];[Begleitprotokoll.$G$5:.$G$200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4" table:style-name="ce52">
            <text:p>4</text:p>
          </table:table-cell>
          <table:table-cell office:value-type="float" office:value="0" table:formula="of:=SUMIF([Begleitprotokoll.$B$5:.$B$200];[Wochenstunden.$C51];[Begleitprotokoll.$G$5:.$G$200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5" table:style-name="ce52">
            <text:p>5</text:p>
          </table:table-cell>
          <table:table-cell office:value-type="float" office:value="0" table:formula="of:=SUMIF([Begleitprotokoll.$B$5:.$B$200];[Wochenstunden.$C52];[Begleitprotokoll.$G$5:.$G$200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6" table:style-name="ce52">
            <text:p>6</text:p>
          </table:table-cell>
          <table:table-cell office:value-type="float" office:value="0" table:formula="of:=SUMIF([Begleitprotokoll.$B$5:.$B$200];[Wochenstunden.$C53];[Begleitprotokoll.$G$5:.$G$200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7" table:style-name="ce52">
            <text:p>7</text:p>
          </table:table-cell>
          <table:table-cell office:value-type="float" office:value="0" table:formula="of:=SUMIF([Begleitprotokoll.$B$5:.$B$200];[Wochenstunden.$C54];[Begleitprotokoll.$G$5:.$G$200])" table:style-name="ce51">
            <text:p>0,00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3">
          <table:table-cell table:number-columns-repeated="2"/>
          <table:table-cell office:value-type="float" office:value="8" table:style-name="ce52">
            <text:p>8</text:p>
          </table:table-cell>
          <table:table-cell office:value-type="float" office:value="0" table:formula="of:=SUMIF([Begleitprotokoll.$B$5:.$B$200];[Wochenstunden.$C55];[Begleitprotokoll.$G$5:.$G$200])" table:style-name="ce51">
            <text:p>0,00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3">
          <table:table-cell table:number-columns-repeated="2"/>
          <table:table-cell office:value-type="float" office:value="9" table:style-name="ce52">
            <text:p>9</text:p>
          </table:table-cell>
          <table:table-cell office:value-type="float" office:value="0" table:formula="of:=SUMIF([Begleitprotokoll.$B$5:.$B$200];[Wochenstunden.$C56];[Begleitprotokoll.$G$5:.$G$200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10" table:style-name="ce52">
            <text:p>10</text:p>
          </table:table-cell>
          <table:table-cell office:value-type="float" office:value="0" table:formula="of:=SUMIF([Begleitprotokoll.$B$5:.$B$200];[Wochenstunden.$C57];[Begleitprotokoll.$G$5:.$G$200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11" table:style-name="ce52">
            <text:p>11</text:p>
          </table:table-cell>
          <table:table-cell office:value-type="float" office:value="0" table:formula="of:=SUMIF([Begleitprotokoll.$B$5:.$B$200];[Wochenstunden.$C58];[Begleitprotokoll.$G$5:.$G$200])" table:style-name="ce51">
            <text:p>0,00</text:p>
          </table:table-cell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3">
          <table:table-cell table:number-columns-repeated="2"/>
          <table:table-cell office:value-type="float" office:value="12" table:style-name="ce52">
            <text:p>12</text:p>
          </table:table-cell>
          <table:table-cell office:value-type="float" office:value="0" table:formula="of:=SUMIF([Begleitprotokoll.$B$5:.$B$200];[Wochenstunden.$C59];[Begleitprotokoll.$G$5:.$G$200])" table:style-name="ce51">
            <text:p>0,00</text:p>
          </table:table-cell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3">
          <table:table-cell table:number-columns-repeated="2"/>
          <table:table-cell office:value-type="float" office:value="13" table:style-name="ce52">
            <text:p>13</text:p>
          </table:table-cell>
          <table:table-cell office:value-type="float" office:value="0" table:formula="of:=SUMIF([Begleitprotokoll.$B$5:.$B$203];[Wochenstunden.$C60];[Begleitprotokoll.$G$5:.$G$203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14" table:style-name="ce52">
            <text:p>14</text:p>
          </table:table-cell>
          <table:table-cell office:value-type="float" office:value="0" table:formula="of:=SUMIF([Begleitprotokoll.$B$5:.$B$203];[Wochenstunden.$C61];[Begleitprotokoll.$G$5:.$G$203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office:value-type="float" office:value="15" table:style-name="ce52">
            <text:p>15</text:p>
          </table:table-cell>
          <table:table-cell office:value-type="float" office:value="0" table:formula="of:=SUMIF([Begleitprotokoll.$B$5:.$B$203];[Wochenstunden.$C62];[Begleitprotokoll.$G$5:.$G$203])" table:style-name="ce51">
            <text:p>0,00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table:style-name="ce1"/>
          <table:table-cell table:style-name="ce51"/>
          <table:table-cell table:number-columns-repeated="16380" table:style-name="ce1"/>
        </table:table-row>
        <table:table-row table:number-rows-repeated="10485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6">
      <number:hours/>
      <number:text>:</number:text>
      <number:minutes number:style="long"/>
    </number:time-style>
    <number:number-style style:name="N37">
      <number:number number:decimal-places="1" number:min-integer-digits="1"/>
    </number:number-style>
    <number:date-style style:name="N38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5118in" fo:margin-left="0.7083in" fo:margin-right="0.7083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84in" fo:margin-left="0in" fo:margin-right="0in" fo:margin-top="0in"/>
      </style:footer-style>
    </style:page-layout>
    <style:page-layout style:name="pm2">
      <style:page-layout-properties fo:margin-top="0.7874in" fo:margin-bottom="0.3154in" fo:margin-left="0.7083in" fo:margin-right="0.708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7913in" fo:margin-left="0in" fo:margin-right="0in" fo:margin-top="0in"/>
      </style:footer-style>
    </style:page-layout>
    <style:page-layout style:name="pm3">
      <style:page-layout-properties fo:margin-top="0.7874in" fo:margin-bottom="0.7874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  <style:style style:name="T2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EL</text:span><text:span text:style-name="T1"> </text:span><text:span text:style-name="T1">HTL</text:span><text:span text:style-name="T1"> </text:span><text:span text:style-name="T1">Hollabrunn</text:span></text:p>
        </style:region-left>
        <style:region-center>
          <text:p><text:span text:style-name="T1"><text:sheet-name>???</text:sheet-name></text:span></text:p>
        </style:region-center>
        <style:region-right>
          <text:p><text:span text:style-name="T1"><text:page-number>1</text:page-number></text:span><text:span text:style-name="T1">/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EL</text:span><text:span text:style-name="T2"> </text:span><text:span text:style-name="T2">HTL</text:span><text:span text:style-name="T2"> </text:span><text:span text:style-name="T2">Hollabrunn</text:span></text:p>
        </style:region-left>
        <style:region-center>
          <text:p><text:span text:style-name="T2"><text:sheet-name>???</text:sheet-name></text:span></text:p>
        </style:region-center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Polo</meta:initial-creator>
    <dc:creator>Clemens</dc:creator>
    <meta:creation-date>2011-09-01T12:41:17Z</meta:creation-date>
    <dc:date>2020-10-16T07:27:31Z</dc:date>
    <meta:editing-cycles>4</meta:editing-cycles>
    <meta:editing-duration>PT0S</meta:editing-duration>
    <meta:user-defined meta:name="AppVersion">16.0300</meta:user-defined>
    <meta:user-defined meta:name="ContentTypeId">0x010100CAF96D72161F634288D16323DEC9F1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2795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anguage="de" fo:country="A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anguage="de" fo:country="A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80808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anguage="de" fo:country="A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2795in" svg:stroke-color="#000000" svg:stroke-opacity="100%"/>
    </style:style>
  </office:automatic-styles>
  <office:body>
    <office:chart>
      <chart:chart chart:class="chart:bar" svg:height="361.08pt" svg:width="748.8287401574802pt" chart:style-name="Crt0">
        <chart:title svg:x="256.0812598425197pt" svg:y="18.96244094488189pt" chart:style-name="CT00">
          <text:p text:style-name="a0" text:class-names="" text:cond-style-name="">Zeitaufwand / Pruggmayer</text:p>
        </chart:title>
        <chart:plot-area svg:x="35.74078740157481pt" svg:y="62.04598425196851pt" svg:width="701.4388188976378pt" svg:height="286.193937007874pt" chart:style-name="Plt0">
          <chart:axis chart:dimension="y" chart:name="primary-y" chart:style-name="Axs0">
            <chart:title chart:style-name="AT00">
              <text:p text:style-name="a1" text:class-names="" text:cond-style-name="">Zeit [h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alenderwochen 2020 / 2021</text:p>
            </chart:title>
            <chart:categories table:cell-range-address="Wochenstunden.$C$10:.$C$62"/>
          </chart:axis>
          <chart:series chart:label-cell-address="Wochenstunden.$D$10" chart:values-cell-range-address="Wochenstunden.$D$10:.$D$62" chart:class="chart:bar" chart:attached-axis="primary-y" chart:style-name="G0S0">
            <chart:data-point chart:repeated="5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